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3d76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3d76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63dde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6df21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653528" officeooo:paragraph-rsid="0065352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66d648" officeooo:paragraph-rsid="0066d64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8abc0c" officeooo:paragraph-rsid="008abc0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13d76c"/>
    </style:style>
    <style:style style:name="P9" style:family="paragraph" style:parent-style-name="Standard">
      <style:paragraph-properties fo:text-align="start" style:justify-single-word="false"/>
      <style:text-properties officeooo:paragraph-rsid="0063dde9"/>
    </style:style>
    <style:style style:name="P10" style:family="paragraph" style:parent-style-name="Standard">
      <style:paragraph-properties fo:text-align="start" style:justify-single-word="false"/>
      <style:text-properties officeooo:paragraph-rsid="006df21e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13d76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paragraph-rsid="0063dde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6df21e" style:font-weight-asian="normal" style:font-weight-complex="normal"/>
    </style:style>
    <style:style style:name="P14" style:family="paragraph" style:parent-style-name="Standard">
      <style:text-properties fo:font-weight="normal" officeooo:rsid="007c4bf2" officeooo:paragraph-rsid="007c4bf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8754cd" officeooo:paragraph-rsid="008754cd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891c56" officeooo:paragraph-rsid="00891c5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8a9695" officeooo:paragraph-rsid="008a969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8abc0c" officeooo:paragraph-rsid="008abc0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8b1a24" officeooo:paragraph-rsid="008b1a24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63dde9" officeooo:paragraph-rsid="0063dde9"/>
    </style:style>
    <style:style style:name="P21" style:family="paragraph" style:parent-style-name="Standard">
      <style:paragraph-properties fo:text-align="start" style:justify-single-word="false"/>
      <style:text-properties officeooo:rsid="00653528" officeooo:paragraph-rsid="00653528"/>
    </style:style>
    <style:style style:name="P22" style:family="paragraph" style:parent-style-name="Standard">
      <style:paragraph-properties fo:text-align="start" style:justify-single-word="false"/>
      <style:text-properties officeooo:rsid="006df21e" officeooo:paragraph-rsid="006df21e"/>
    </style:style>
    <style:style style:name="P23" style:family="paragraph" style:parent-style-name="Standard">
      <style:paragraph-properties fo:text-align="start" style:justify-single-word="false"/>
      <style:text-properties officeooo:rsid="00743152" officeooo:paragraph-rsid="00743152"/>
    </style:style>
    <style:style style:name="P24" style:family="paragraph" style:parent-style-name="Standard">
      <style:paragraph-properties fo:text-align="start" style:justify-single-word="false"/>
      <style:text-properties officeooo:rsid="00891c56" officeooo:paragraph-rsid="00891c56"/>
    </style:style>
    <style:style style:name="P25" style:family="paragraph" style:parent-style-name="Standard">
      <style:paragraph-properties fo:text-align="start" style:justify-single-word="false"/>
      <style:text-properties officeooo:rsid="008a9695" officeooo:paragraph-rsid="008a9695"/>
    </style:style>
    <style:style style:name="P26" style:family="paragraph" style:parent-style-name="Standard">
      <style:paragraph-properties fo:text-align="start" style:justify-single-word="false"/>
      <style:text-properties officeooo:rsid="008d9402" officeooo:paragraph-rsid="008d9402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13d76c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13d76c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02d8573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9682d0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weight="bold" officeooo:paragraph-rsid="0013d76c" style:font-weight-asian="bold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bold" officeooo:rsid="004219d3" officeooo:paragraph-rsid="004219d3" style:font-weight-asian="bold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bold" officeooo:rsid="006cc7d5" officeooo:paragraph-rsid="006cc7d5" style:font-weight-asian="bold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weight="normal" officeooo:paragraph-rsid="0013d76c" style:font-weight-asian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weight="normal" officeooo:paragraph-rsid="009682d0" style:font-weight-asian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38d2e7" officeooo:paragraph-rsid="0038d2e7" style:font-weight-asian="normal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29f412" officeooo:paragraph-rsid="00340aa3" style:font-weight-asian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3b787e" officeooo:paragraph-rsid="003b787e" style:font-weight-asian="normal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3d6016" officeooo:paragraph-rsid="003d6016" style:font-weight-asian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3d6016" officeooo:paragraph-rsid="006df21e" style:font-weight-asian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4219d3" officeooo:paragraph-rsid="004219d3" style:font-weight-asian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5ddeee" officeooo:paragraph-rsid="005ddeee" style:font-weight-asian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5e6d8f" officeooo:paragraph-rsid="005e6d8f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5fbb13" officeooo:paragraph-rsid="005fbb13" style:font-weight-asian="normal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weight="normal" officeooo:rsid="006cc7d5" officeooo:paragraph-rsid="006cc7d5" style:font-weight-asian="normal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/>
      <style:text-properties fo:font-weight="normal" officeooo:rsid="007ded27" officeooo:paragraph-rsid="007ded27" style:font-weight-asian="normal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fo:font-weight="normal" officeooo:rsid="007e5897" officeooo:paragraph-rsid="007e5897" style:font-weight-asian="normal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fo:font-weight="normal" officeooo:rsid="007e5897" officeooo:paragraph-rsid="009682d0" style:font-weight-asian="normal" style:font-weight-complex="normal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fo:font-weight="normal" officeooo:rsid="007f1df9" officeooo:paragraph-rsid="007f1df9" style:font-weight-asian="normal" style:font-weight-complex="normal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fo:font-weight="normal" officeooo:rsid="00827875" officeooo:paragraph-rsid="00827875" style:font-weight-asian="normal" style:font-weight-complex="normal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fo:font-weight="normal" officeooo:rsid="009682d0" officeooo:paragraph-rsid="009682d0" style:font-weight-asian="normal" style:font-weight-complex="normal"/>
    </style:style>
    <style:style style:name="P5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199355" officeooo:paragraph-rsid="00199355"/>
    </style:style>
    <style:style style:name="P5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1b688f" officeooo:paragraph-rsid="001b688f"/>
    </style:style>
    <style:style style:name="P5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1fc893" officeooo:paragraph-rsid="001fc893"/>
    </style:style>
    <style:style style:name="P5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49885" officeooo:paragraph-rsid="00249885"/>
    </style:style>
    <style:style style:name="P5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49885" officeooo:paragraph-rsid="0031699b"/>
    </style:style>
    <style:style style:name="P5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9f412" officeooo:paragraph-rsid="0029f412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9f412" officeooo:paragraph-rsid="00340aa3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29f412" officeooo:paragraph-rsid="0063dde9"/>
    </style:style>
    <style:style style:name="P6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43b101" officeooo:paragraph-rsid="0043b101"/>
    </style:style>
    <style:style style:name="P6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48c8b0" officeooo:paragraph-rsid="0048c8b0"/>
    </style:style>
    <style:style style:name="P6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4b732f" officeooo:paragraph-rsid="004b732f"/>
    </style:style>
    <style:style style:name="P6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4edc11" officeooo:paragraph-rsid="004edc11"/>
    </style:style>
    <style:style style:name="P6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549cb9" officeooo:paragraph-rsid="00549cb9"/>
    </style:style>
    <style:style style:name="P6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5705b0" officeooo:paragraph-rsid="005705b0"/>
    </style:style>
    <style:style style:name="P6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57ad12" officeooo:paragraph-rsid="0057ad12"/>
    </style:style>
    <style:style style:name="P6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59464a" officeooo:paragraph-rsid="0059464a"/>
    </style:style>
    <style:style style:name="P6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5ab5be" officeooo:paragraph-rsid="005ab5be"/>
    </style:style>
    <style:style style:name="P6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rsid="005c0436" officeooo:paragraph-rsid="005c0436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officeooo:rsid="007c4bf2" officeooo:paragraph-rsid="007c4bf2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officeooo:rsid="007ded27" officeooo:paragraph-rsid="007ded27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officeooo:rsid="008042a1" officeooo:paragraph-rsid="008042a1"/>
    </style:style>
    <style:style style:name="P73" style:family="paragraph" style:parent-style-name="Standard" style:master-page-name="Standard">
      <style:paragraph-properties style:page-number="auto"/>
      <style:text-properties officeooo:paragraph-rsid="0013d7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d76c" style:font-weight-asian="normal" style:font-weight-complex="normal"/>
    </style:style>
    <style:style style:name="T3" style:family="text">
      <style:text-properties fo:font-weight="normal" officeooo:rsid="00195eed" style:font-weight-asian="normal" style:font-weight-complex="normal"/>
    </style:style>
    <style:style style:name="T4" style:family="text">
      <style:text-properties fo:font-weight="normal" officeooo:rsid="0029f412" style:font-weight-asian="normal" style:font-weight-complex="normal"/>
    </style:style>
    <style:style style:name="T5" style:family="text">
      <style:text-properties fo:font-weight="normal" officeooo:rsid="00510734" style:font-weight-asian="normal" style:font-weight-complex="normal"/>
    </style:style>
    <style:style style:name="T6" style:family="text">
      <style:text-properties fo:font-weight="normal" officeooo:rsid="0096ee21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5eed" style:font-weight-asian="bold" style:font-weight-complex="bold"/>
    </style:style>
    <style:style style:name="T9" style:family="text">
      <style:text-properties fo:font-weight="bold" officeooo:rsid="002d8573" style:font-weight-asian="bold" style:font-weight-complex="bold"/>
    </style:style>
    <style:style style:name="T10" style:family="text">
      <style:text-properties fo:font-weight="bold" officeooo:rsid="0029f412" style:font-weight-asian="bold" style:font-weight-complex="bold"/>
    </style:style>
    <style:style style:name="T11" style:family="text">
      <style:text-properties fo:font-weight="bold" officeooo:rsid="0031699b" style:font-weight-asian="bold" style:font-weight-complex="bold"/>
    </style:style>
    <style:style style:name="T12" style:family="text">
      <style:text-properties fo:font-weight="bold" officeooo:rsid="00340aa3" style:font-weight-asian="bold" style:font-weight-complex="bold"/>
    </style:style>
    <style:style style:name="T13" style:family="text">
      <style:text-properties fo:font-weight="bold" officeooo:rsid="0064b5e5" style:font-weight-asian="bold" style:font-weight-complex="bold"/>
    </style:style>
    <style:style style:name="T14" style:family="text">
      <style:text-properties fo:font-weight="bold" officeooo:rsid="006f5b23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text:span text:style-name="T7"><text:tab/><text:tab/><text:tab/><text:tab/><text:tab/><text:tab/>Day 1 Assignments</text:span></text:p>
      <text:p text:style-name="P1"/>
      <text:p text:style-name="P1"/>
      <text:p text:style-name="P1"/>
      <text:p text:style-name="P14">1. Write a Python program to accept user input (with input() function) of integer (binary, octal, decimal</text:p>
      <text:p text:style-name="P14">and Hexadecimal), float (using decimal or exponent formats, e and E) and strings (all 3 ways) and</text:p>
      <text:p text:style-name="P14">print the user entered values.</text:p>
      <text:p text:style-name="P1"/>
      <text:p text:style-name="P27">#!/usr/bin/python</text:p>
      <text:p text:style-name="P27"/>
      <text:p text:style-name="P27">de = input("Enter Decimal Value : ")</text:p>
      <text:p text:style-name="P27">print int(de)</text:p>
      <text:p text:style-name="P27">bi = input("Enter Binary Value : ")</text:p>
      <text:p text:style-name="P27">print bin(bi)</text:p>
      <text:p text:style-name="P27">oc = input("Enter Octal Value : ")</text:p>
      <text:p text:style-name="P27">print oct(oc)</text:p>
      <text:p text:style-name="P27">he = input("Enter Hexadecimal Value : ")</text:p>
      <text:p text:style-name="P27">print hex(he)</text:p>
      <text:p text:style-name="P27"/>
      <text:p text:style-name="P27">fl = input("Enter float Value : ")</text:p>
      <text:p text:style-name="P27">print float(fl)</text:p>
      <text:p text:style-name="P27"/>
      <text:p text:style-name="P27">sq = input("Enter String with Single Quote : ")</text:p>
      <text:p text:style-name="P27">print sq</text:p>
      <text:p text:style-name="P27">dq = input("Enter String with Double Quote : ")</text:p>
      <text:p text:style-name="P27">print dq</text:p>
      <text:p text:style-name="P27">tq = input("Enter String with Triple Quote : ")</text:p>
      <text:p text:style-name="P27">print tq</text:p>
      <text:p text:style-name="P31"/>
      <text:p text:style-name="P31"/>
      <text:p text:style-name="P70"><text:span text:style-name="T7">o/p:</text:span></text:p>
      <text:p text:style-name="P27"><text:span text:style-name="T1">Enter Decimal Value : 901</text:span></text:p>
      <text:p text:style-name="P27"><text:span text:style-name="T1">901</text:span></text:p>
      <text:p text:style-name="P27"><text:span text:style-name="T1">Enter Binary Value : 0b1010101</text:span></text:p>
      <text:p text:style-name="P27"><text:span text:style-name="T1">0b1010101</text:span></text:p>
      <text:p text:style-name="P27"><text:span text:style-name="T1">Enter Octal Value : 016</text:span></text:p>
      <text:p text:style-name="P27"><text:span text:style-name="T1">016</text:span></text:p>
      <text:p text:style-name="P27"><text:span text:style-name="T1">Enter Hexadecimal Value : 0x1DF</text:span></text:p>
      <text:p text:style-name="P27"><text:span text:style-name="T1">0x1df</text:span></text:p>
      <text:p text:style-name="P27"><text:span text:style-name="T1">Enter float Value : 12.4</text:span></text:p>
      <text:p text:style-name="P27"><text:span text:style-name="T1">12.4</text:span></text:p>
      <text:p text:style-name="P27"><text:span text:style-name="T1">Enter String with Single Quote : 'hai hello'</text:span></text:p>
      <text:p text:style-name="P27"><text:span text:style-name="T1">hai hello</text:span></text:p>
      <text:p text:style-name="P27"><text:span text:style-name="T1">Enter String with Double Quote : "hai hello"</text:span></text:p>
      <text:p text:style-name="P27"><text:span text:style-name="T1">hai hello</text:span></text:p>
      <text:p text:style-name="P27"><text:span text:style-name="T1">Enter String with Triple Quote : """hai hello"""</text:span></text:p>
      <text:p text:style-name="P27"><text:span text:style-name="T1">hai hello</text:span></text:p>
      <text:p text:style-name="P34"/>
      <text:p text:style-name="P27"><text:span text:style-name="T7"/></text:p>
      <text:p text:style-name="P27"><text:span text:style-name="T7"/></text:p>
      <text:p text:style-name="P27"><text:span text:style-name="T7"/></text:p>
      <text:p text:style-name="P46"><text:soft-page-break/>2. Write a Python program to perform the following:</text:p>
      <text:p text:style-name="P46"> Assign integer (decimal) value to an variable and print the variable</text:p>
      <text:p text:style-name="P46"> Assign integer (binary) value to an variable and print the variable</text:p>
      <text:p text:style-name="P46"> Assign integer (octal) value to an variable and print the variable</text:p>
      <text:p text:style-name="P46"> Assign integer (hexa-decimal) value to an variable and print the variable</text:p>
      <text:p text:style-name="P31"/>
      <text:p text:style-name="P27"><text:span text:style-name="T1">#!/usr/bin/python</text:span></text:p>
      <text:p text:style-name="P27"><text:span text:style-name="T1">decimal=90</text:span></text:p>
      <text:p text:style-name="P27"><text:span text:style-name="T1">binary=0b1010011</text:span></text:p>
      <text:p text:style-name="P27"><text:span text:style-name="T1">octal=067</text:span></text:p>
      <text:p text:style-name="P27"><text:span text:style-name="T1">hexa=0x23</text:span></text:p>
      <text:p text:style-name="P27"><text:span text:style-name="T1">print decimal</text:span></text:p>
      <text:p text:style-name="P27"><text:span text:style-name="T1">print binary</text:span></text:p>
      <text:p text:style-name="P27"><text:span text:style-name="T1">print octal</text:span></text:p>
      <text:p text:style-name="P27"><text:span text:style-name="T1">print hexa</text:span></text:p>
      <text:p text:style-name="P34"/>
      <text:p text:style-name="P71"><text:span text:style-name="T7">o/p:</text:span></text:p>
      <text:p text:style-name="P27"><text:span text:style-name="T1">90</text:span></text:p>
      <text:p text:style-name="P27"><text:span text:style-name="T1">83</text:span></text:p>
      <text:p text:style-name="P27"><text:span text:style-name="T1">55</text:span></text:p>
      <text:p text:style-name="P27"><text:span text:style-name="T1">35</text:span></text:p>
      <text:p text:style-name="P34"/>
      <text:p text:style-name="P34"/>
      <text:p text:style-name="P47">3. Write the steps in Python to perform the following data type conversions:</text:p>
      <text:p text:style-name="P47"> Assign values in binary, octal, hexadecimal, decimal, print the values using int() function with</text:p>
      <text:p text:style-name="P47">explicit base. Also print the type of the values.</text:p>
      <text:p text:style-name="P47"> Assign values in binary, octal, hexadecimal, decimal, print the values using long() function with</text:p>
      <text:p text:style-name="P47">explicit base. Also print the type of the values.</text:p>
      <text:p text:style-name="P47"> Accept an integer from user, convert to float and print the number.</text:p>
      <text:p text:style-name="P47"> Accept 3 integers, convert them to strings, add the 3 strings and display the resultant string</text:p>
      <text:p text:style-name="P47"> Accept a string from user, print char and its integer value for all the characters (No need to use</text:p>
      <text:p text:style-name="P47">loops)</text:p>
      <text:p text:style-name="P47"> Accept an integer (between 65 and 90), print its equivalent character (No need of loops or</text:p>
      <text:p text:style-name="P47">conditional statements)</text:p>
      <text:p text:style-name="P47"> Accept an integer (decimal) from user, print in binary, octal, decimal and hexadecimal formats</text:p>
      <text:p text:style-name="P47"> Accept an integer (binary) from user, print in binary, octal, decimal and hexadecimal formats</text:p>
      <text:p text:style-name="P47"> Accept an integer (octal) from user, print in binary, octal, decimal and hexadecimal formats</text:p>
      <text:p text:style-name="P47"> Accept an integer (hexadecimal) from user, print in binary, octal, decimal and hexadecimal</text:p>
      <text:p text:style-name="P47">formats</text:p>
      <text:p text:style-name="P47"> Accept an integer from user, pass to octal function and print</text:p>
      <text:p text:style-name="P47"> Accept an integer from user, convert to binary, pass to octal function and print</text:p>
      <text:p text:style-name="P47"> Accept an integer from user, pass to hexadecimal function and print</text:p>
      <text:p text:style-name="P47"> Accept an integer from user, convert to binary, pass to hexadecimal function and print</text:p>
      <text:p text:style-name="P47"> Accept an integer from user, convert to octal, pass to hexadecimal function and print</text:p>
      <text:p text:style-name="P47"/>
      <text:p text:style-name="P47"/>
      <text:p text:style-name="P47"/>
      <text:p text:style-name="P30"><text:span text:style-name="T1">#!/usr/bin/python</text:span></text:p>
      <text:p text:style-name="P30"><text:span text:style-name="T1">decimal="712"</text:span></text:p>
      <text:p text:style-name="P30"><text:span text:style-name="T1">binary="0b1010"</text:span></text:p>
      <text:p text:style-name="P30"><text:span text:style-name="T1">octal="0712"</text:span></text:p>
      <text:p text:style-name="P30"><text:span text:style-name="T1">hexa="0x712"</text:span></text:p>
      <text:p text:style-name="P30"><text:soft-page-break/><text:span text:style-name="T1"/></text:p>
      <text:p text:style-name="P35"/>
      <text:p text:style-name="P30"><text:span text:style-name="T1">d=int(decimal,0)</text:span></text:p>
      <text:p text:style-name="P30"><text:span text:style-name="T1">print "Decimal Value is",d,"type is",type(d)</text:span></text:p>
      <text:p text:style-name="P30"><text:span text:style-name="T1">b=int(binary,2)</text:span></text:p>
      <text:p text:style-name="P30"><text:span text:style-name="T1">print "Binary Value is",b,"type is",type(b)</text:span></text:p>
      <text:p text:style-name="P30"><text:span text:style-name="T1">o=int(octal,8)</text:span></text:p>
      <text:p text:style-name="P30"><text:span text:style-name="T1">print "Octal Value is",o,"type is",type(o)</text:span></text:p>
      <text:p text:style-name="P30"><text:span text:style-name="T1">h=int(hexa,16)</text:span></text:p>
      <text:p text:style-name="P30"><text:span text:style-name="T1">print "Hexa Decimal Value is",h,"type is",type(h)</text:span></text:p>
      <text:p text:style-name="P30"><text:span text:style-name="T1"/></text:p>
      <text:p text:style-name="P30"><text:span text:style-name="T1"/></text:p>
      <text:p text:style-name="P30"><text:span text:style-name="T1">d=long(decimal,0)</text:span></text:p>
      <text:p text:style-name="P30"><text:span text:style-name="T1">print "Decimal Value is",d,"type is",type(d)</text:span></text:p>
      <text:p text:style-name="P30"><text:span text:style-name="T1">b=long(binary,2)</text:span></text:p>
      <text:p text:style-name="P30"><text:span text:style-name="T1">print "Binary Value is",b,"type is",type(b)</text:span></text:p>
      <text:p text:style-name="P30"><text:span text:style-name="T1">o=long(octal,8)</text:span></text:p>
      <text:p text:style-name="P30"><text:span text:style-name="T1">print "Octal Value is",o,"type is",type(o)</text:span></text:p>
      <text:p text:style-name="P30"><text:span text:style-name="T1">h=long(hexa,16)</text:span></text:p>
      <text:p text:style-name="P30"><text:span text:style-name="T1">print "Hexa Decimal Value is",h,"type is",type(h)</text:span></text:p>
      <text:p text:style-name="P30"><text:span text:style-name="T1"/></text:p>
      <text:p text:style-name="P35"/>
      <text:p text:style-name="P30"><text:span text:style-name="T1">val = input("Enter a Value : ")</text:span></text:p>
      <text:p text:style-name="P30"><text:span text:style-name="T1">print float(val)</text:span></text:p>
      <text:p text:style-name="P30"><text:span text:style-name="T1"/></text:p>
      <text:p text:style-name="P30"><text:span text:style-name="T1"/></text:p>
      <text:p text:style-name="P35"/>
      <text:p text:style-name="P30"><text:span text:style-name="T1">val1 = str(input("Enter a Value 1 : "))</text:span></text:p>
      <text:p text:style-name="P30"><text:span text:style-name="T1">val2 = str(input("Enter a Value 2 : "))</text:span></text:p>
      <text:p text:style-name="P30"><text:span text:style-name="T1">val3 = str(input("Enter a Value 3 : "))</text:span></text:p>
      <text:p text:style-name="P35"/>
      <text:p text:style-name="P30"><text:span text:style-name="T1">res = val1+val2+val3</text:span></text:p>
      <text:p text:style-name="P30"><text:span text:style-name="T1">print "Resultant String is",res</text:span></text:p>
      <text:p text:style-name="P30"><text:span text:style-name="T1"/></text:p>
      <text:p text:style-name="P30"><text:span text:style-name="T1"/></text:p>
      <text:p text:style-name="P30"><text:span text:style-name="T1">st = raw_input("Enter String of length 6 : ")</text:span></text:p>
      <text:p text:style-name="P30"><text:span text:style-name="T1">print st[0],"-",ord(st[0]),"\n"</text:span></text:p>
      <text:p text:style-name="P30"><text:span text:style-name="T1">print st[1],"-",ord(st[1]),"\n"</text:span></text:p>
      <text:p text:style-name="P30"><text:span text:style-name="T1">print st[2],"-",ord(st[2]),"\n"</text:span></text:p>
      <text:p text:style-name="P30"><text:span text:style-name="T1">print st[3],"-",ord(st[3]),"\n"</text:span></text:p>
      <text:p text:style-name="P30"><text:span text:style-name="T1">print st[4],"-",ord(st[4]),"\n"</text:span></text:p>
      <text:p text:style-name="P30"><text:span text:style-name="T1">print st[5],"-",ord(st[5])</text:span></text:p>
      <text:p text:style-name="P35"/>
      <text:p text:style-name="P30"><text:span text:style-name="T1"/></text:p>
      <text:p text:style-name="P35"/>
      <text:p text:style-name="P30"><text:span text:style-name="T1">num = input("Enter a Values in b/w 65 to 90 : ")</text:span></text:p>
      <text:p text:style-name="P30"><text:span text:style-name="T1">print "Character of the value",chr(num)</text:span></text:p>
      <text:p text:style-name="P35"/>
      <text:p text:style-name="P30"><text:span text:style-name="T1"/></text:p>
      <text:p text:style-name="P30"><text:span text:style-name="T1"/></text:p>
      <text:p text:style-name="P35"/>
      <text:p text:style-name="P30"><text:span text:style-name="T1">val = input("Enter Integer : ")</text:span></text:p>
      <text:p text:style-name="P30"><text:soft-page-break/><text:span text:style-name="T1">print "Integer Value is",(val)</text:span></text:p>
      <text:p text:style-name="P30"><text:span text:style-name="T1">print "Integer - Binary Value is",bin(val)</text:span></text:p>
      <text:p text:style-name="P30"><text:span text:style-name="T1">print "Integer - Octal Value is",oct(val)</text:span></text:p>
      <text:p text:style-name="P30"><text:span text:style-name="T1">print "Integer - Decimal Value is",float(val)</text:span></text:p>
      <text:p text:style-name="P30"><text:span text:style-name="T1">print "Integer - Hexa Decimal Value is",hex(val)</text:span></text:p>
      <text:p text:style-name="P30"><text:span text:style-name="T1"/></text:p>
      <text:p text:style-name="P35"/>
      <text:p text:style-name="P30"><text:span text:style-name="T1">val = bin(input("Enter Binary Value : "))</text:span></text:p>
      <text:p text:style-name="P30"><text:span text:style-name="T1">print "Binary Value is",(val)</text:span></text:p>
      <text:p text:style-name="P30"><text:span text:style-name="T1">print "Binary - Integer Value is",int(val,2)</text:span></text:p>
      <text:p text:style-name="P30"><text:span text:style-name="T1">print "Binary - Octal Value is",oct(int(val,2))</text:span></text:p>
      <text:p text:style-name="P30"><text:span text:style-name="T1">print "Binary - Decimal Value is",float(int(val,2))</text:span></text:p>
      <text:p text:style-name="P30"><text:span text:style-name="T1">print "Binary - Hexa Decimal Value is",hex(int(val,2))</text:span></text:p>
      <text:p text:style-name="P35"/>
      <text:p text:style-name="P30"><text:span text:style-name="T1"/></text:p>
      <text:p text:style-name="P35"/>
      <text:p text:style-name="P30"><text:span text:style-name="T1">val = oct(input("Enter Octal Value : "))</text:span></text:p>
      <text:p text:style-name="P30"><text:span text:style-name="T1">print "Octal Value is",(val)</text:span></text:p>
      <text:p text:style-name="P30"><text:span text:style-name="T1">print "Octal - Integer Value is",int(val,8)</text:span></text:p>
      <text:p text:style-name="P30"><text:span text:style-name="T1">print "Octal - Bin Value is",bin(int(val,8))</text:span></text:p>
      <text:p text:style-name="P30"><text:span text:style-name="T1">print "Octal - Decimal Value is",float(int(val,8))</text:span></text:p>
      <text:p text:style-name="P30"><text:span text:style-name="T1">print "Octal - Hexa Decimal Value is",hex(int(val,8))</text:span></text:p>
      <text:p text:style-name="P35"/>
      <text:p text:style-name="P30"><text:span text:style-name="T1"/></text:p>
      <text:p text:style-name="P30"><text:span text:style-name="T1">val = hex(input("Enter Hexa Decimal Value : "))</text:span></text:p>
      <text:p text:style-name="P30"><text:span text:style-name="T1">print "Hexa Decimal Value is",(val)</text:span></text:p>
      <text:p text:style-name="P30"><text:span text:style-name="T1">print "Hexa Decimal - Integer Value is",int(val,16)</text:span></text:p>
      <text:p text:style-name="P30"><text:span text:style-name="T1">print "Hexa Decimal - Bin Value is",bin(int(val,16))</text:span></text:p>
      <text:p text:style-name="P30"><text:span text:style-name="T1">print "Hexa Decimal - Decimal Value is",float(int(val,16))</text:span></text:p>
      <text:p text:style-name="P30"><text:span text:style-name="T1">print "Hexa Decimal - Octal Value is",oct(int(val,16))</text:span></text:p>
      <text:p text:style-name="P35"/>
      <text:p text:style-name="P51"><text:span text:style-name="T7">o/p:</text:span></text:p>
      <text:p text:style-name="P35"/>
      <text:p text:style-name="P30"><text:span text:style-name="T1">Decimal Value is 712 type is &lt;type 'int'&gt;</text:span></text:p>
      <text:p text:style-name="P30"><text:span text:style-name="T1">Binary Value is 10 type is &lt;type 'int'&gt;</text:span></text:p>
      <text:p text:style-name="P30"><text:span text:style-name="T1">Octal Value is 458 type is &lt;type 'int'&gt;</text:span></text:p>
      <text:p text:style-name="P30"><text:span text:style-name="T1">Hexa Decimal Value is 1810 type is &lt;type 'int'&gt;</text:span></text:p>
      <text:p text:style-name="P35"/>
      <text:p text:style-name="P30"><text:span text:style-name="T1"/></text:p>
      <text:p text:style-name="P35"/>
      <text:p text:style-name="P30"><text:span text:style-name="T1">Decimal Value is 712 type is &lt;type 'long'&gt;</text:span></text:p>
      <text:p text:style-name="P30"><text:span text:style-name="T1">Binary Value is 10 type is &lt;type 'long'&gt;</text:span></text:p>
      <text:p text:style-name="P30"><text:span text:style-name="T1">Octal Value is 458 type is &lt;type 'long'&gt;</text:span></text:p>
      <text:p text:style-name="P30"><text:span text:style-name="T1">Hexa Decimal Value is 1810 type is &lt;type 'long'&gt;</text:span></text:p>
      <text:p text:style-name="P35"/>
      <text:p text:style-name="P30"><text:span text:style-name="T1"/></text:p>
      <text:p text:style-name="P35"/>
      <text:p text:style-name="P30"><text:span text:style-name="T1">Enter a Value : 1</text:span><text:span text:style-name="T6">56</text:span></text:p>
      <text:p text:style-name="P30"><text:span text:style-name="T1">1</text:span><text:span text:style-name="T6">56</text:span><text:span text:style-name="T1">.0</text:span></text:p>
      <text:p text:style-name="P35"/>
      <text:p text:style-name="P30"><text:span text:style-name="T1"/></text:p>
      <text:p text:style-name="P35"/>
      <text:p text:style-name="P30"><text:soft-page-break/><text:span text:style-name="T1">Enter a Value 1 : 12</text:span></text:p>
      <text:p text:style-name="P30"><text:span text:style-name="T1">Enter a Value 2 : 21</text:span></text:p>
      <text:p text:style-name="P30"><text:span text:style-name="T1">Enter a Value 3 : 21</text:span></text:p>
      <text:p text:style-name="P30"><text:span text:style-name="T1">Resultant String is 122121</text:span></text:p>
      <text:p text:style-name="P35"/>
      <text:p text:style-name="P30"><text:span text:style-name="T1"/></text:p>
      <text:p text:style-name="P35"/>
      <text:p text:style-name="P30"><text:span text:style-name="T1">Enter String of length 6 : sdlkdd </text:span></text:p>
      <text:p text:style-name="P30"><text:span text:style-name="T1">s - 115 </text:span></text:p>
      <text:p text:style-name="P35"/>
      <text:p text:style-name="P30"><text:span text:style-name="T1">d - 100 </text:span></text:p>
      <text:p text:style-name="P35"/>
      <text:p text:style-name="P30"><text:span text:style-name="T1">l - 108 </text:span></text:p>
      <text:p text:style-name="P35"/>
      <text:p text:style-name="P30"><text:span text:style-name="T1">k - 107 </text:span></text:p>
      <text:p text:style-name="P35"/>
      <text:p text:style-name="P30"><text:span text:style-name="T1">d - 100 </text:span></text:p>
      <text:p text:style-name="P35"/>
      <text:p text:style-name="P30"><text:span text:style-name="T1">d - 100</text:span></text:p>
      <text:p text:style-name="P35"/>
      <text:p text:style-name="P30"><text:span text:style-name="T1"/></text:p>
      <text:p text:style-name="P35"/>
      <text:p text:style-name="P30"><text:span text:style-name="T1">Enter a Values in b/w 65 to 90 : 78</text:span></text:p>
      <text:p text:style-name="P30"><text:span text:style-name="T1">Character of the value N</text:span></text:p>
      <text:p text:style-name="P35"/>
      <text:p text:style-name="P30"><text:span text:style-name="T1"/></text:p>
      <text:p text:style-name="P35"/>
      <text:p text:style-name="P30"><text:span text:style-name="T1">Enter Integer : 23</text:span></text:p>
      <text:p text:style-name="P30"><text:span text:style-name="T1">Integer Value is 23</text:span></text:p>
      <text:p text:style-name="P30"><text:span text:style-name="T1">Integer - Binary Value is 0b10111</text:span></text:p>
      <text:p text:style-name="P30"><text:span text:style-name="T1">Integer - Octal Value is 027</text:span></text:p>
      <text:p text:style-name="P30"><text:span text:style-name="T1">Integer - Decimal Value is 23.0</text:span></text:p>
      <text:p text:style-name="P30"><text:span text:style-name="T1">Integer - Hexa Decimal Value is 0x17</text:span></text:p>
      <text:p text:style-name="P35"/>
      <text:p text:style-name="P30"><text:span text:style-name="T1"/></text:p>
      <text:p text:style-name="P35"/>
      <text:p text:style-name="P30"><text:span text:style-name="T1">Enter Binary Value : 0b100101</text:span></text:p>
      <text:p text:style-name="P30"><text:span text:style-name="T1">Binary Value is 0b100101</text:span></text:p>
      <text:p text:style-name="P30"><text:span text:style-name="T1">Binary - Integer Value is 37</text:span></text:p>
      <text:p text:style-name="P30"><text:span text:style-name="T1">Binary - Octal Value is 045</text:span></text:p>
      <text:p text:style-name="P30"><text:span text:style-name="T1">Binary - Decimal Value is 37.0</text:span></text:p>
      <text:p text:style-name="P30"><text:span text:style-name="T1">Binary - Hexa Decimal Value is 0x25</text:span></text:p>
      <text:p text:style-name="P35"/>
      <text:p text:style-name="P30"><text:span text:style-name="T1"/></text:p>
      <text:p text:style-name="P35"/>
      <text:p text:style-name="P30"><text:span text:style-name="T1">Enter Octal Value : 0123</text:span></text:p>
      <text:p text:style-name="P30"><text:span text:style-name="T1">Octal Value is 0123</text:span></text:p>
      <text:p text:style-name="P30"><text:span text:style-name="T1">Octal - Integer Value is 83</text:span></text:p>
      <text:p text:style-name="P30"><text:span text:style-name="T1">Octal - Bin Value is 0b1010011</text:span></text:p>
      <text:p text:style-name="P30"><text:span text:style-name="T1">Octal - Decimal Value is 83.0</text:span></text:p>
      <text:p text:style-name="P30"><text:span text:style-name="T1">Octal - Hexa Decimal Value is 0x53</text:span></text:p>
      <text:p text:style-name="P35"/>
      <text:p text:style-name="P30"><text:soft-page-break/><text:span text:style-name="T1"/></text:p>
      <text:p text:style-name="P35"/>
      <text:p text:style-name="P30"><text:span text:style-name="T1">Enter Hexa Decimal Value : 0x2BA</text:span></text:p>
      <text:p text:style-name="P30"><text:span text:style-name="T1">Hexa Decimal Value is 0x2ba</text:span></text:p>
      <text:p text:style-name="P30"><text:span text:style-name="T1">Hexa Decimal - Integer Value is 698</text:span></text:p>
      <text:p text:style-name="P30"><text:span text:style-name="T1">Hexa Decimal - Bin Value is 0b1010111010</text:span></text:p>
      <text:p text:style-name="P30"><text:span text:style-name="T1">Hexa Decimal - Decimal Value is 698.0</text:span></text:p>
      <text:p text:style-name="P30"><text:span text:style-name="T1">Hexa Decimal - Octal Value is 01272</text:span></text:p>
      <text:p text:style-name="P48"/>
      <text:p text:style-name="P34"/>
      <text:p text:style-name="P34"/>
      <text:p text:style-name="P49"/>
      <text:p text:style-name="P49"/>
      <text:p text:style-name="P49">4. Perform the following with bit-wise operators (check manually with system generated results)</text:p>
      <text:p text:style-name="P49"> v1 = 45, v2 = 56, perform v1 &amp; v2, v1 | v2, v1 ^ v2, ~v1, ~v2, v1 &lt;&lt; 1, v1 &gt;&gt; 2</text:p>
      <text:p text:style-name="P49"> v1 = 034, v2 = 045, perform v1 &amp; v2, v1 | v2, v1 ^ v2, ~v1, ~v2, v1 &lt;&lt; 2, v1 &gt;&gt; 3</text:p>
      <text:p text:style-name="P49"> v1 = 0xAB, v2 = 0x89, perform v1 &amp; v2, v1 | v2, v1 ^ v2, ~v1, ~v2, v1 &lt;&lt; 2, v1 &gt;&gt; 3</text:p>
      <text:p text:style-name="P49"> v1 = 0b11011100, v2 = 0b01101010, perform v1 &amp; v2, v1 | v2, v1 ^ v2, ~v1, ~v2, v1 &lt;&lt; 2, v1 &gt;&gt; 3</text:p>
      <text:p text:style-name="P31"/>
      <text:p text:style-name="P27"><text:span text:style-name="T1">#!/usr/bin/python</text:span></text:p>
      <text:p text:style-name="P27"><text:span text:style-name="T1">v1 = 45</text:span></text:p>
      <text:p text:style-name="P27"><text:span text:style-name="T1">v2 = 56</text:span></text:p>
      <text:p text:style-name="P27"><text:span text:style-name="T1">print v1 &amp; v2, v1 | v2, v1 ^ v2, ~v1, ~v2, v1 &lt;&lt; 1, v1 &gt;&gt; 2</text:span></text:p>
      <text:p text:style-name="P27"><text:span text:style-name="T1">v1 = 0xAB</text:span></text:p>
      <text:p text:style-name="P27"><text:span text:style-name="T1">v2 = 0x89</text:span></text:p>
      <text:p text:style-name="P27"><text:span text:style-name="T1">print v1 &amp; v2, v1 | v2, v1 ^ v2, ~v1, ~v2, v1 &lt;&lt; 2, v1 &gt;&gt; 3</text:span></text:p>
      <text:p text:style-name="P27"><text:span text:style-name="T1">v1 = 0b11011100</text:span></text:p>
      <text:p text:style-name="P27"><text:span text:style-name="T1">v2 = 0b01101010</text:span></text:p>
      <text:p text:style-name="P27"><text:span text:style-name="T1">print v1 &amp; v2, v1 | v2, v1 ^ v2, ~v1, ~v2, v1 &lt;&lt; 2, v1 &gt;&gt; 3</text:span></text:p>
      <text:p text:style-name="P27"><text:span text:style-name="T7"/></text:p>
      <text:p text:style-name="P27"><text:span text:style-name="T7"/></text:p>
      <text:p text:style-name="P72"><text:span text:style-name="T7">o/p:</text:span></text:p>
      <text:p text:style-name="P27"><text:span text:style-name="T1">40 61 21 -46 -57 90 11</text:span></text:p>
      <text:p text:style-name="P27"><text:span text:style-name="T1">137 171 34 -172 -138 684 21</text:span></text:p>
      <text:p text:style-name="P27"><text:span text:style-name="T1">72 254 182 -221 -107 880 27</text:span></text:p>
      <text:p text:style-name="P31"/>
      <text:p text:style-name="P50">5. Write a program to perform the setting and clearing bits of 2 nd and 4 th respectively of variable v1,</text:p>
      <text:p text:style-name="P50">say, v1 = 0xCD, check the results</text:p>
      <text:p text:style-name="P50">Positions</text:p>
      <text:p text:style-name="P50">v1 = 0XCD</text:p>
      <text:p text:style-name="P50">Setting 2 nd bit of v1</text:p>
      <text:p text:style-name="P50">(position 1)</text:p>
      <text:p text:style-name="P50">Clearing 4 th bit of v1</text:p>
      <text:p text:style-name="P50">7</text:p>
      <text:p text:style-name="P50">1</text:p>
      <text:p text:style-name="P50">1 6</text:p>
      <text:p text:style-name="P50">1</text:p>
      <text:p text:style-name="P50">1 5</text:p>
      <text:p text:style-name="P50">0</text:p>
      <text:p text:style-name="P50">0 4</text:p>
      <text:p text:style-name="P50"><text:soft-page-break/>0</text:p>
      <text:p text:style-name="P50">0 3</text:p>
      <text:p text:style-name="P50">1</text:p>
      <text:p text:style-name="P50">1 2</text:p>
      <text:p text:style-name="P50">1</text:p>
      <text:p text:style-name="P50">1 1</text:p>
      <text:p text:style-name="P50">0</text:p>
      <text:p text:style-name="P50">1 0</text:p>
      <text:p text:style-name="P50">1</text:p>
      <text:p text:style-name="P50">1 Result</text:p>
      <text:p text:style-name="P50">0xCD</text:p>
      <text:p text:style-name="P50">0xCF</text:p>
      <text:p text:style-name="P50">1 1 0 0 0 1 0 1 0xC5</text:p>
      <text:p text:style-name="P31"/>
      <text:p text:style-name="P27"><text:span text:style-name="T1">#!/usr/bin/python</text:span></text:p>
      <text:p text:style-name="P27"><text:span text:style-name="T1">v1=0XCD</text:span></text:p>
      <text:p text:style-name="P27"><text:span text:style-name="T1">print bin(v1)</text:span></text:p>
      <text:p text:style-name="P27"><text:span text:style-name="T1">n=input("Enter the position you want to set :")</text:span></text:p>
      <text:p text:style-name="P27"><text:span text:style-name="T1">var=0x1&lt;&lt;n</text:span></text:p>
      <text:p text:style-name="P27"><text:span text:style-name="T1">d=v1 | var</text:span></text:p>
      <text:p text:style-name="P27"><text:span text:style-name="T1">print "Output after setting the value ",bin(d)</text:span></text:p>
      <text:p text:style-name="P27"><text:span text:style-name="T1">n1=input("Enter the input you want to clear :")</text:span></text:p>
      <text:p text:style-name="P27"><text:span text:style-name="T1">var1=~(0x01&lt;&lt;n1)</text:span></text:p>
      <text:p text:style-name="P27"><text:span text:style-name="T1">d=v1 &amp; var1</text:span></text:p>
      <text:p text:style-name="P27"><text:span text:style-name="T1">print "Output after clearing the value :",bin(d)</text:span></text:p>
      <text:p text:style-name="P34"/>
      <text:p text:style-name="P31"/>
      <text:p text:style-name="P31"/>
      <text:p text:style-name="P31"/>
      <text:p text:style-name="P27"><text:span text:style-name="T7">Answer:</text:span></text:p>
      <text:p text:style-name="P27"><text:span text:style-name="T1">0b11001101</text:span></text:p>
      <text:p text:style-name="P27"><text:span text:style-name="T1">Enter the position you want to set :5</text:span></text:p>
      <text:p text:style-name="P27"><text:span text:style-name="T1">Output after setting the value <text:s/>0b11101101</text:span></text:p>
      <text:p text:style-name="P27"><text:span text:style-name="T1">Enter the input you want to clear :3</text:span></text:p>
      <text:p text:style-name="P27"><text:span text:style-name="T1">Output after clearing the value : 0b11000101</text:span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><text:tab/><text:tab/><text:tab/><text:tab/><text:tab/></text:span><text:span text:style-name="T7">Day 2 Assignments</text:span></text:p>
      <text:p text:style-name="P2"/>
      <text:p text:style-name="P15">1. Write a program which accepts a sequence of comma-separated numbers from console and</text:p>
      <text:p text:style-name="P15">generate a list and a tuple which contains every number.</text:p>
      <text:p text:style-name="P15">Input: 10, 20, 30, 50, 40</text:p>
      <text:p text:style-name="P15">Output:</text:p>
      <text:p text:style-name="P15">List: ['10', '20', '30', '50', '40']</text:p>
      <text:p text:style-name="P15">Tuple: ('10', '20', '30', '50', '40')</text:p>
      <text:p text:style-name="P8"><text:span text:style-name="T1">#!/usr/bin/python</text:span></text:p>
      <text:p text:style-name="P8"><text:span text:style-name="T1">inp=input("Enter the input numbers :")</text:span></text:p>
      <text:p text:style-name="P8"><text:span text:style-name="T1">l=[]</text:span></text:p>
      <text:p text:style-name="P8"><text:span text:style-name="T1">for val in inp:</text:span></text:p>
      <text:p text:style-name="P8"><text:span text:style-name="T1"><text:tab/>l.append(val)</text:span></text:p>
      <text:p text:style-name="P8"><text:span text:style-name="T1">print l</text:span></text:p>
      <text:p text:style-name="P8"><text:soft-page-break/><text:span text:style-name="T1">print tuple(l)<text:tab/></text:span></text:p>
      <text:p text:style-name="P11"/>
      <text:p text:style-name="P8"><text:span text:style-name="T7">Answer:</text:span></text:p>
      <text:p text:style-name="P8"><text:span text:style-name="T1">Enter the input numbers :10,20,30,40</text:span></text:p>
      <text:p text:style-name="P8"><text:span text:style-name="T1">[10, 20, 30, 40]</text:span></text:p>
      <text:p text:style-name="P8"><text:span text:style-name="T1">(10, 20, 30, 40)</text:span></text:p>
      <text:p text:style-name="P11"/>
      <text:p text:style-name="P11"/>
      <text:p text:style-name="P16">2. Write a program which will find all the numbers which are divisible by 4 but are not a multiple of 5</text:p>
      <text:p text:style-name="P16">in between user provided range. The numbers obtained should be printed in a comma-separated</text:p>
      <text:p text:style-name="P16">sequence on a single line.</text:p>
      <text:p text:style-name="P11"/>
      <text:p text:style-name="P8"><text:span text:style-name="T1">#!/usr/bin/python</text:span></text:p>
      <text:p text:style-name="P8"><text:span text:style-name="T1">inp1=input("Enter the number1 :")</text:span></text:p>
      <text:p text:style-name="P8"><text:span text:style-name="T1">inp2=input("Enter the number2 :")</text:span></text:p>
      <text:p text:style-name="P8"><text:span text:style-name="T1">l=[]</text:span></text:p>
      <text:p text:style-name="P8"><text:span text:style-name="T1">for val in range(inp1,inp2):</text:span></text:p>
      <text:p text:style-name="P8"><text:span text:style-name="T1"><text:tab/>if (val%4==0) and (val%5!=0):</text:span></text:p>
      <text:p text:style-name="P8"><text:span text:style-name="T1"><text:tab/><text:tab/>l.append(str(val))</text:span></text:p>
      <text:p text:style-name="P8"><text:span text:style-name="T1">print ",".join(l)</text:span></text:p>
      <text:p text:style-name="P11"/>
      <text:p text:style-name="P24"><text:span text:style-name="T7">o/p:</text:span></text:p>
      <text:p text:style-name="P8"><text:span text:style-name="T1">Enter the number1 :10</text:span></text:p>
      <text:p text:style-name="P8"><text:span text:style-name="T1">Enter the number2 :200</text:span></text:p>
      <text:p text:style-name="P8"><text:span text:style-name="T1">12,16,24,28,32,36,44,48,52,56,64,68,72,76,84,88,92,96,104,108,112,116,124,128,132,136,144,148,152,156,164,168,172,176,184,188,192,196</text:span></text:p>
      <text:p text:style-name="P11"/>
      <text:p text:style-name="P11"/>
      <text:p text:style-name="P17">3. With a user given integral number num, write a program to generate a dictionary that contains</text:p>
      <text:p text:style-name="P17">(num, num * num * num) such that is an integral number between 1 and num (both included) and</text:p>
      <text:p text:style-name="P17">print the dictionary.</text:p>
      <text:p text:style-name="P17">Input: 5</text:p>
      <text:p text:style-name="P17">Output: {1: 1, 2: 8, 3: 27, 4: 64, 5: 125}</text:p>
      <text:p text:style-name="P2"/>
      <text:p text:style-name="P8"><text:span text:style-name="T1">#!/usr/bin/python</text:span></text:p>
      <text:p text:style-name="P8"><text:span text:style-name="T1">num=input("Enter the number :")</text:span></text:p>
      <text:p text:style-name="P8"><text:span text:style-name="T1">d=dict()</text:span></text:p>
      <text:p text:style-name="P8"><text:span text:style-name="T1">for val in range(1,num+1):</text:span></text:p>
      <text:p text:style-name="P8"><text:span text:style-name="T1"><text:tab/>d[val]=val*val*val</text:span></text:p>
      <text:p text:style-name="P8"><text:span text:style-name="T1">print d</text:span></text:p>
      <text:p text:style-name="P11"/>
      <text:p text:style-name="P11"/>
      <text:p text:style-name="P11"/>
      <text:p text:style-name="P11"/>
      <text:p text:style-name="P25"><text:span text:style-name="T7">o/p:</text:span></text:p>
      <text:p text:style-name="P8"><text:span text:style-name="T1">Enter the number :10</text:span></text:p>
      <text:p text:style-name="P8"><text:span text:style-name="T1">{1: 1, 2: 8, 3: 27, 4: 64, 5: 125, 6: 216, 7: 343, 8: 512, 9: 729, 10: 1000}</text:span></text:p>
      <text:p text:style-name="P11"/>
      <text:p text:style-name="P11"/>
      <text:p text:style-name="P18">4. Write a program to print index numbers along with values from the list, l1=[2, 13, 5, 7, 6, 9], where</text:p>
      <text:p text:style-name="P18"><text:soft-page-break/>two elements sums to 15.</text:p>
      <text:p text:style-name="P2"/>
      <text:p text:style-name="P8"><text:span text:style-name="T1">#!/usr/bin/python</text:span></text:p>
      <text:p text:style-name="P8"><text:span text:style-name="T1">l1=[2, 13, 5, 7, 6, 9]</text:span></text:p>
      <text:p text:style-name="P8"><text:span text:style-name="T1">for val in range(len(l1)):</text:span></text:p>
      <text:p text:style-name="P8"><text:span text:style-name="T1"><text:tab/>for val1 in range(val):</text:span></text:p>
      <text:p text:style-name="P8"><text:span text:style-name="T1"><text:tab/><text:tab/>if (l1[val]+l1[val1]==15):</text:span></text:p>
      <text:p text:style-name="P8"><text:span text:style-name="T1"><text:tab/><text:tab/><text:tab/>print "Values ",l1[val1],l1[val],"Indexes ",val1,val</text:span></text:p>
      <text:p text:style-name="P11"/>
      <text:p text:style-name="P7">o/p:</text:p>
      <text:p text:style-name="P8"><text:span text:style-name="T1">Values <text:s/>2 13 Indexes <text:s/>0 1</text:span></text:p>
      <text:p text:style-name="P8"><text:span text:style-name="T1">Values <text:s/>6 9 Indexes <text:s/>4 5</text:span></text:p>
      <text:p text:style-name="P11"/>
      <text:p text:style-name="P19">5. Write a program, which will find all such numbers between 1000 and 3000 (both included) so that</text:p>
      <text:p text:style-name="P19">each digit of the number is an even number. The numbers obtained should be printed in a comma-</text:p>
      <text:p text:style-name="P19">separated sequence on a single line.</text:p>
      <text:p text:style-name="P11"/>
      <text:p text:style-name="P8"><text:span text:style-name="T1">#!/usr/bin/python</text:span></text:p>
      <text:p text:style-name="P8"><text:span text:style-name="T1">values = []</text:span></text:p>
      <text:p text:style-name="P8"><text:span text:style-name="T1">for i in range(1000, 3001):</text:span></text:p>
      <text:p text:style-name="P8"><text:span text:style-name="T1"><text:s text:c="4"/>s = str(i)</text:span></text:p>
      <text:p text:style-name="P8"><text:span text:style-name="T1"><text:s text:c="4"/>if (int(s[0])%2==0) and (int(s[1])%2==0) and (int(s[2])%2==0) and (int(s[3])%2==0):</text:span></text:p>
      <text:p text:style-name="P8"><text:span text:style-name="T1"><text:s text:c="8"/>values.append(s)</text:span></text:p>
      <text:p text:style-name="P8"><text:span text:style-name="T1">print ",".join(values)</text:span></text:p>
      <text:p text:style-name="P11"/>
      <text:p text:style-name="P26"><text:span text:style-name="T7">o/p:</text:span></text:p>
      <text:p text:style-name="P28"><text:span text:style-name="T2">2000,2002,2004,2006,2008,2020,2022,2024,2026,2028,2040,2042,2044,2046,2048,2060,2062,2064,2066,2068,2080,2082,2084,2086,2088,2200,2202,2204,2206,2208,2220,2222,2224,2226,2228,2240,2242,2244,2246,2248,2260,2262,2264,2266,2268,2280,2282,2284,2286,2288,2400,2402,2404,2406,2408,2420,2422,2424,2426,2428,2440,2442,2444,2446,2448,2460,2462,2464,2466,2468,2480,2482,2484,2486,2488,2600,2602,2604,2606,2608,2620,2622,2624,2626,2628,2640,2642,2644,2646,2648,2660,2662,2664,2666,2668,2680,2682,2684,2686,2688,2800,2802,2804,2806,2808,2820,2822,2824,2826,2828,2840,2842,2844,2846,2848,2860,2862,2864,2866,2868,2880,2882,2884,2886,2888</text:span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9"><text:span text:style-name="T2"><text:tab/><text:tab/><text:tab/><text:tab/><text:tab/><text:tab/></text:span><text:span text:style-name="T8">Day </text:span><text:span text:style-name="T9">3</text:span><text:span text:style-name="T8"> Assignments</text:span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28"><text:span text:style-name="T3"/></text:p>
      <text:p text:style-name="P52"><text:span text:style-name="T3">1. Write a program that returns a list containing only the elements that are common for the two lists.</text:span></text:p>
      <text:p text:style-name="P52"><text:span text:style-name="T3"/></text:p>
      <text:p text:style-name="P65"><text:span text:style-name="T3">#!/</text:span><text:span text:style-name="T1">usr/bin/python</text:span></text:p>
      <text:p text:style-name="P52"><text:span text:style-name="T3">def comman_ele(list1,list2):</text:span></text:p>
      <text:p text:style-name="P52"><text:span text:style-name="T3"><text:tab/>return list(set(list1)&amp;set(list2))</text:span></text:p>
      <text:p text:style-name="P52"><text:span text:style-name="T3">print(comman_ele([1,2,3,4],[2,4,5,6,7]))</text:span></text:p>
      <text:p text:style-name="P52"><text:span text:style-name="T3"/></text:p>
      <text:p text:style-name="P64"><text:span text:style-name="T3">o/</text:span><text:span text:style-name="T1">p:</text:span></text:p>
      <text:p text:style-name="P64"><text:soft-page-break/><text:span text:style-name="T1">[2, 4]</text:span></text:p>
      <text:p text:style-name="P52"><text:span text:style-name="T3"/></text:p>
      <text:p text:style-name="P52"><text:span text:style-name="T3"/></text:p>
      <text:p text:style-name="P65"><text:span text:style-name="T3">#!/</text:span><text:span text:style-name="T1">usr/bin/python</text:span></text:p>
      <text:p text:style-name="P52"><text:span text:style-name="T3">def common_ele(list1,list2):</text:span></text:p>
      <text:p text:style-name="P52"><text:span text:style-name="T3"><text:tab/>for ele in list1:</text:span></text:p>
      <text:p text:style-name="P52"><text:span text:style-name="T3"><text:tab/><text:tab/>if ele in list2:</text:span></text:p>
      <text:p text:style-name="P52"><text:span text:style-name="T3"><text:tab/><text:tab/><text:tab/>print ele</text:span></text:p>
      <text:p text:style-name="P52"><text:span text:style-name="T3"><text:tab/>return</text:span></text:p>
      <text:p text:style-name="P52"><text:span text:style-name="T3">common_ele([1,2,3,4,6,7,8],[2,3,4,5,6,8,9])</text:span></text:p>
      <text:p text:style-name="P52"><text:span text:style-name="T3"/></text:p>
      <text:p text:style-name="P64"><text:span text:style-name="T3">o/</text:span><text:span text:style-name="T1">p:</text:span></text:p>
      <text:p text:style-name="P64"><text:span text:style-name="T1">2 3 4 6 8</text:span></text:p>
      <text:p text:style-name="P52"><text:span text:style-name="T3"/></text:p>
      <text:p text:style-name="P52"><text:span text:style-name="T3"/></text:p>
      <text:p text:style-name="P52"><text:span text:style-name="T3">2. Write a program in Python to perform the following:</text:span></text:p>
      <text:p text:style-name="P52"><text:span text:style-name="T3">• Accept user input of +ve and –ve values and store it in list, say mylist (To end user input pass 0)</text:span></text:p>
      <text:p text:style-name="P52"><text:span text:style-name="T3">• Move all negative elements to end.</text:span></text:p>
      <text:p text:style-name="P52"><text:span text:style-name="T3">Input : mylist = [1, -1, 3, 2, -7, -5, 11, 6 ]</text:span></text:p>
      <text:p text:style-name="P52"><text:span text:style-name="T3">Output : [1 3 2 11 6 -1 -7 -5]</text:span></text:p>
      <text:p text:style-name="P52"><text:span text:style-name="T3">Input : mylist = [-5, 7, -3, -4, 9, 10, -1, 11]</text:span></text:p>
      <text:p text:style-name="P52"><text:span text:style-name="T3">Output : [7 9 10 11 -5 -3 -4 -1]</text:span></text:p>
      <text:p text:style-name="P52"><text:span text:style-name="T3"/></text:p>
      <text:p text:style-name="P52"><text:span text:style-name="T3"/></text:p>
      <text:p text:style-name="P52"><text:span text:style-name="T3"/></text:p>
      <text:p text:style-name="P65"><text:span text:style-name="T3">#!/</text:span><text:span text:style-name="T1">usr/bin/python</text:span></text:p>
      <text:p text:style-name="P52"><text:span text:style-name="T3">mylist = [1, -1, 3, 2, -7, -5, 11, 6 ]</text:span></text:p>
      <text:p text:style-name="P52"><text:span text:style-name="T5">#</text:span><text:span text:style-name="T3">mylist = [-5, 7, -3, -4, 9, 10, -1, 11]</text:span></text:p>
      <text:p text:style-name="P52"><text:span text:style-name="T3">op=[]</text:span></text:p>
      <text:p text:style-name="P52"><text:span text:style-name="T3">index=0</text:span></text:p>
      <text:p text:style-name="P52"><text:span text:style-name="T3">for val in mylist:</text:span></text:p>
      <text:p text:style-name="P52"><text:span text:style-name="T3"><text:tab/>if val &gt; 0:</text:span></text:p>
      <text:p text:style-name="P52"><text:span text:style-name="T3"><text:tab/><text:tab/>op.insert(index,val)</text:span></text:p>
      <text:p text:style-name="P52"><text:span text:style-name="T3"><text:tab/><text:tab/>index+=1</text:span></text:p>
      <text:p text:style-name="P52"><text:span text:style-name="T3"><text:tab/>else:</text:span></text:p>
      <text:p text:style-name="P52"><text:span text:style-name="T3"><text:tab/><text:tab/>op.append(val)</text:span></text:p>
      <text:p text:style-name="P52"><text:span text:style-name="T3">print op</text:span></text:p>
      <text:p text:style-name="P52"><text:span text:style-name="T3"/></text:p>
      <text:p text:style-name="P63"><text:span text:style-name="T3">o/</text:span><text:span text:style-name="T1">p:</text:span></text:p>
      <text:p text:style-name="P63"><text:span text:style-name="T1">[1, 3, 2, 11, 6, -1, -7, -5]</text:span></text:p>
      <text:p text:style-name="P63"><text:span text:style-name="T1"/></text:p>
      <text:p text:style-name="P53"><text:span text:style-name="T3">3. Write a function to receive start and end numbers, calculate prime numbers between start and end,</text:span></text:p>
      <text:p text:style-name="P53"><text:span text:style-name="T3">return the primes in list to the caller. If start and end are not passed take default as 1, 100.</text:span></text:p>
      <text:p text:style-name="P53"><text:span text:style-name="T3"/></text:p>
      <text:p text:style-name="P66"><text:span text:style-name="T3">#!/</text:span><text:span text:style-name="T1">usr/bin/python</text:span></text:p>
      <text:p text:style-name="P66"><text:span text:style-name="T1"/></text:p>
      <text:p text:style-name="P53"><text:span text:style-name="T3">def val(start=1,stop=100):</text:span></text:p>
      <text:p text:style-name="P53"><text:span text:style-name="T3"><text:tab/>#start = 1</text:span></text:p>
      <text:p text:style-name="P53"><text:span text:style-name="T3"><text:tab/>#stop = 100</text:span></text:p>
      <text:p text:style-name="P53"><text:span text:style-name="T3"><text:tab/>for num in range(start,stop+1):</text:span></text:p>
      <text:p text:style-name="P53"><text:span text:style-name="T3"><text:tab/><text:tab/>if num &gt; 1:</text:span></text:p>
      <text:p text:style-name="P53"><text:soft-page-break/><text:span text:style-name="T3"><text:tab/><text:tab/><text:tab/>for i in range(2,num):</text:span></text:p>
      <text:p text:style-name="P53"><text:span text:style-name="T3"><text:tab/><text:tab/><text:tab/><text:tab/>if num%i == 0:</text:span></text:p>
      <text:p text:style-name="P53"><text:span text:style-name="T3"><text:tab/><text:tab/><text:tab/><text:tab/><text:tab/>#print num,"is not prime numbers"</text:span></text:p>
      <text:p text:style-name="P53"><text:span text:style-name="T3"><text:tab/><text:tab/><text:tab/><text:tab/><text:tab/>break</text:span></text:p>
      <text:p text:style-name="P53"><text:span text:style-name="T3"><text:tab/><text:tab/><text:tab/>else:</text:span></text:p>
      <text:p text:style-name="P53"><text:span text:style-name="T3"><text:tab/><text:tab/><text:tab/><text:tab/>print num,"prime numbers"</text:span></text:p>
      <text:p text:style-name="P53"><text:span text:style-name="T3"/></text:p>
      <text:p text:style-name="P62"><text:span text:style-name="T3">v</text:span><text:span text:style-name="T1">al()</text:span></text:p>
      <text:p text:style-name="P53"><text:span text:style-name="T3">val(start=1,stop=40)</text:span></text:p>
      <text:p text:style-name="P53"><text:span text:style-name="T3"/></text:p>
      <text:p text:style-name="P61"><text:span text:style-name="T3">o/</text:span><text:span text:style-name="T1">p:</text:span></text:p>
      <text:p text:style-name="P61"><text:span text:style-name="T3"/></text:p>
      <text:p text:style-name="P61"><text:span text:style-name="T3">2 prime numbers</text:span></text:p>
      <text:p text:style-name="P61"><text:span text:style-name="T3">3 prime numbers</text:span></text:p>
      <text:p text:style-name="P61"><text:span text:style-name="T3">5 prime numbers</text:span></text:p>
      <text:p text:style-name="P61"><text:span text:style-name="T3">7 prime numbers</text:span></text:p>
      <text:p text:style-name="P61"><text:span text:style-name="T3">11 prime numbers</text:span></text:p>
      <text:p text:style-name="P61"><text:span text:style-name="T3">13 prime numbers</text:span></text:p>
      <text:p text:style-name="P61"><text:span text:style-name="T3">17 prime numbers</text:span></text:p>
      <text:p text:style-name="P61"><text:span text:style-name="T3">19 prime numbers</text:span></text:p>
      <text:p text:style-name="P61"><text:span text:style-name="T3">23 prime numbers</text:span></text:p>
      <text:p text:style-name="P61"><text:span text:style-name="T3">29 prime numbers</text:span></text:p>
      <text:p text:style-name="P61"><text:span text:style-name="T3">31 prime numbers</text:span></text:p>
      <text:p text:style-name="P61"><text:span text:style-name="T3">37 prime numbers</text:span></text:p>
      <text:p text:style-name="P53"><text:span text:style-name="T3"/></text:p>
      <text:p text:style-name="P54"><text:span text:style-name="T3">4. Write a function to receive list and number, then it has to multiply each element of the list with</text:span></text:p>
      <text:p text:style-name="P54"><text:span text:style-name="T3">number. Print the new list in function and in main. (Two methods, create new list, modify existing</text:span></text:p>
      <text:p text:style-name="P54"><text:span text:style-name="T3">list).</text:span></text:p>
      <text:p text:style-name="P54"><text:span text:style-name="T3"/></text:p>
      <text:p text:style-name="P67"><text:span text:style-name="T3">#!/</text:span><text:span text:style-name="T1">usr/bin/python</text:span></text:p>
      <text:p text:style-name="P54"><text:span text:style-name="T3">def receive_list(lis):</text:span></text:p>
      <text:p text:style-name="P54"><text:span text:style-name="T3"><text:tab/>for val in lis:</text:span></text:p>
      <text:p text:style-name="P54"><text:span text:style-name="T3"><text:tab/><text:tab/>print <text:s/>val*4,</text:span></text:p>
      <text:p text:style-name="P54"><text:span text:style-name="T3"><text:tab/>return </text:span></text:p>
      <text:p text:style-name="P54"><text:span text:style-name="T3">receive_list([1,2,3,4])</text:span></text:p>
      <text:p text:style-name="P54"><text:span text:style-name="T3"/></text:p>
      <text:p text:style-name="P54"><text:span text:style-name="T3"/></text:p>
      <text:p text:style-name="P60"><text:span text:style-name="T3">o/</text:span><text:span text:style-name="T1">p :</text:span></text:p>
      <text:p text:style-name="P60"><text:span text:style-name="T1">4 8 12 16</text:span></text:p>
      <text:p text:style-name="P54"><text:span text:style-name="T3"/></text:p>
      <text:p text:style-name="P68"><text:span text:style-name="T3">#!/</text:span><text:span text:style-name="T1">usr/bin/python</text:span></text:p>
      <text:p text:style-name="P54"><text:span text:style-name="T3">def receive_list(lis):</text:span></text:p>
      <text:p text:style-name="P54"><text:span text:style-name="T3"><text:tab/>dict={}</text:span></text:p>
      <text:p text:style-name="P54"><text:span text:style-name="T3"><text:tab/>for val in lis:</text:span></text:p>
      <text:p text:style-name="P54"><text:span text:style-name="T3"><text:tab/><text:tab/>dict[val] = val*4</text:span></text:p>
      <text:p text:style-name="P54"><text:span text:style-name="T3"><text:tab/>return dict.values()</text:span></text:p>
      <text:p text:style-name="P54"><text:span text:style-name="T3">print(receive_list([1,2,3,4]))</text:span></text:p>
      <text:p text:style-name="P54"><text:span text:style-name="T3"/></text:p>
      <text:p text:style-name="P60"><text:span text:style-name="T3">o/</text:span><text:span text:style-name="T1">p:</text:span></text:p>
      <text:p text:style-name="P60"><text:span text:style-name="T1">4 8 12 16</text:span></text:p>
      <text:p text:style-name="P54"><text:span text:style-name="T3"/></text:p>
      <text:p text:style-name="P54"><text:soft-page-break/><text:span text:style-name="T3">5. Write a function to receive variable arguments and need to perform sum of the variable arguments</text:span></text:p>
      <text:p text:style-name="P54"><text:span text:style-name="T3">and return the result. Print the result in main program.</text:span></text:p>
      <text:p text:style-name="P54"><text:span text:style-name="T3"/></text:p>
      <text:p text:style-name="P69"><text:span text:style-name="T3">#!/</text:span><text:span text:style-name="T1">usr/bin/python</text:span></text:p>
      <text:p text:style-name="P55"><text:span text:style-name="T3">def func(*nums):</text:span></text:p>
      <text:p text:style-name="P55"><text:span text:style-name="T3"><text:tab/>su=0</text:span></text:p>
      <text:p text:style-name="P55"><text:span text:style-name="T3"><text:tab/>for i in nums:</text:span></text:p>
      <text:p text:style-name="P55"><text:span text:style-name="T3"><text:tab/><text:tab/>su=su+i</text:span></text:p>
      <text:p text:style-name="P55"><text:span text:style-name="T3"><text:tab/>return su</text:span></text:p>
      <text:p text:style-name="P55"><text:span text:style-name="T3">if __name__ == "__main__":</text:span></text:p>
      <text:p text:style-name="P55"><text:span text:style-name="T3"><text:tab/>print(func(2,4,5,6))</text:span></text:p>
      <text:p text:style-name="P55"><text:span text:style-name="T3"/></text:p>
      <text:p text:style-name="P55"><text:span text:style-name="T3">def func(*nums):</text:span></text:p>
      <text:p text:style-name="P55"><text:span text:style-name="T3"><text:tab/>return sum(nums)</text:span></text:p>
      <text:p text:style-name="P55"><text:span text:style-name="T3">if __name__ == "__main__":</text:span></text:p>
      <text:p text:style-name="P55"><text:span text:style-name="T3"><text:tab/>print(func(2,4,5,6))</text:span></text:p>
      <text:p text:style-name="P55"><text:span text:style-name="T3"/></text:p>
      <text:p text:style-name="P55"><text:span text:style-name="T8">o/</text:span><text:span text:style-name="T7">p:</text:span><text:span text:style-name="T1"> 17</text:span></text:p>
      <text:p text:style-name="P55"><text:span text:style-name="T1"><text:s text:c="7"/>17</text:span></text:p>
      <text:p text:style-name="P55"><text:span text:style-name="T1"/></text:p>
      <text:p text:style-name="P55"><text:span text:style-name="T1"/></text:p>
      <text:p text:style-name="P55"><text:span text:style-name="T1"><text:tab/><text:tab/></text:span></text:p>
      <text:p text:style-name="P55"><text:span text:style-name="T1"/></text:p>
      <text:p text:style-name="P55"><text:span text:style-name="T1"/></text:p>
      <text:p text:style-name="P56"><text:span text:style-name="T1"><text:tab/><text:tab/><text:tab/><text:tab/><text:tab/></text:span><text:span text:style-name="T10">Day </text:span><text:span text:style-name="T11">4</text:span><text:span text:style-name="T10"> Assignments</text:span></text:p>
      <text:p text:style-name="P55"><text:span text:style-name="T4"/></text:p>
      <text:p text:style-name="P57"><text:span text:style-name="T1">1. Write a program to accept two complex numbers from user and perform complex numbers</text:span></text:p>
      <text:p text:style-name="P57"><text:span text:style-name="T1">operations (addition, subtraction and multiplication of complex numbers)</text:span></text:p>
      <text:p text:style-name="P57"><text:span text:style-name="T1"/></text:p>
      <text:p text:style-name="P9"><text:span text:style-name="T1">#!/usr/bin/python</text:span></text:p>
      <text:p text:style-name="P9"><text:span text:style-name="T1">val1 = input("Enter Complex Val 1 :")</text:span></text:p>
      <text:p text:style-name="P9"><text:span text:style-name="T1">val2 = input("Enter Complex Val 2 :")</text:span></text:p>
      <text:p text:style-name="P9"><text:span text:style-name="T1">c_sum = val1 + val2</text:span></text:p>
      <text:p text:style-name="P9"><text:span text:style-name="T1">c_sub = val1 - val2</text:span></text:p>
      <text:p text:style-name="P9"><text:span text:style-name="T1">c_pro = val1 * val2</text:span></text:p>
      <text:p text:style-name="P9"><text:span text:style-name="T1">print "Sum is :",c_sum</text:span></text:p>
      <text:p text:style-name="P9"><text:span text:style-name="T1">print "Difference is :",c_sub</text:span></text:p>
      <text:p text:style-name="P9"><text:span text:style-name="T1">print "Product is :",c_pro</text:span></text:p>
      <text:p text:style-name="P9"><text:span text:style-name="T7"/></text:p>
      <text:p text:style-name="P20"><text:span text:style-name="T7">o/p:</text:span></text:p>
      <text:p text:style-name="P9"><text:span text:style-name="T1">Enter Complex Val 1 :3</text:span></text:p>
      <text:p text:style-name="P9"><text:span text:style-name="T1">Enter Complex Val 2 :4</text:span></text:p>
      <text:p text:style-name="P9"><text:span text:style-name="T1">Sum is : 7</text:span></text:p>
      <text:p text:style-name="P9"><text:span text:style-name="T1">Difference is : -1</text:span></text:p>
      <text:p text:style-name="P59"><text:span text:style-name="T1">Product is : 12</text:span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57"><text:span text:style-name="T1"/></text:p>
      <text:p text:style-name="P9"><text:span text:style-name="T7"/></text:p>
      <text:p text:style-name="P9"><text:span text:style-name="T1">2. Write a program which takes 2 digits, v1, v2 as user input and generates/displays a 2-dimensional</text:span></text:p>
      <text:p text:style-name="P9"><text:soft-page-break/><text:span text:style-name="T1">array. The element value in the i-th row and j-th column of the array should be i*j</text:span></text:p>
      <text:p text:style-name="P9"><text:span text:style-name="T1">Note: Ranges of i and j are 0,1, ..., v1 - 1 and 0, 1, ..., v2-1 respectively</text:span></text:p>
      <text:p text:style-name="P12"/>
      <text:p text:style-name="P9"><text:span text:style-name="T1">#!/usr/bin/python</text:span></text:p>
      <text:p text:style-name="P9"><text:span text:style-name="T1">val1 = input("Enter val1 :")</text:span></text:p>
      <text:p text:style-name="P9"><text:span text:style-name="T1">val2 = input("Enter val2: ")</text:span></text:p>
      <text:p text:style-name="P9"><text:span text:style-name="T1">for i in range(val1-1):</text:span></text:p>
      <text:p text:style-name="P9"><text:span text:style-name="T1"><text:tab/>for j in range(val2-1):</text:span></text:p>
      <text:p text:style-name="P9"><text:span text:style-name="T1"><text:tab/><text:tab/>mul = i*j</text:span></text:p>
      <text:p text:style-name="P9"><text:span text:style-name="T1"><text:tab/><text:tab/>print mul,</text:span></text:p>
      <text:p text:style-name="P9"><text:span text:style-name="T1"><text:tab/>print</text:span></text:p>
      <text:p text:style-name="P12"/>
      <text:p text:style-name="P12"/>
      <text:p text:style-name="P9"><text:span text:style-name="T13">o/p:</text:span><text:span text:style-name="T1"> </text:span></text:p>
      <text:p text:style-name="P9"><text:span text:style-name="T1">Enter val1 :5</text:span></text:p>
      <text:p text:style-name="P9"><text:span text:style-name="T1">Enter val2: 6</text:span></text:p>
      <text:p text:style-name="P9"><text:span text:style-name="T1">0 0 0 0 0</text:span></text:p>
      <text:p text:style-name="P9"><text:span text:style-name="T1">0 1 2 3 4</text:span></text:p>
      <text:p text:style-name="P9"><text:span text:style-name="T1">0 2 4 6 8</text:span></text:p>
      <text:p text:style-name="P9"><text:span text:style-name="T1">0 3 6 9 12</text:span></text:p>
      <text:p text:style-name="P9"><text:span text:style-name="T7"/></text:p>
      <text:p text:style-name="P9"><text:span text:style-name="T1">3. Write a program in Python to find smallest factorial number containing given trailing zeros. Given a</text:span></text:p>
      <text:p text:style-name="P9"><text:span text:style-name="T1">number num. The task is to find the smallest number whose factorial contains at least num trailing</text:span></text:p>
      <text:p text:style-name="P9"><text:span text:style-name="T1">zeroes.</text:span></text:p>
      <text:p text:style-name="P12"/>
      <text:p text:style-name="P9"><text:span text:style-name="T1">#!/usr/bin/python</text:span></text:p>
      <text:p text:style-name="P9"><text:span text:style-name="T1">num = input("Enter a value :")</text:span></text:p>
      <text:p text:style-name="P9"><text:span text:style-name="T1">mul = 1;cnt = 0</text:span></text:p>
      <text:p text:style-name="P9"><text:span text:style-name="T1">for val in range(1,100):</text:span></text:p>
      <text:p text:style-name="P9"><text:span text:style-name="T1"><text:s text:c="8"/>mul = mul * val</text:span></text:p>
      <text:p text:style-name="P9"><text:span text:style-name="T1"><text:s text:c="8"/>pro = mul</text:span></text:p>
      <text:p text:style-name="P9"><text:span text:style-name="T1"><text:s text:c="8"/>cnt = 0</text:span></text:p>
      <text:p text:style-name="P9"><text:span text:style-name="T1"><text:s text:c="8"/>while(pro !=0 ):</text:span></text:p>
      <text:p text:style-name="P9"><text:span text:style-name="T1"><text:s text:c="16"/>ld = pro % 10</text:span></text:p>
      <text:p text:style-name="P9"><text:span text:style-name="T1"><text:s text:c="16"/>if ld == 0:</text:span></text:p>
      <text:p text:style-name="P9"><text:span text:style-name="T1"><text:s text:c="24"/>cnt = cnt + 1</text:span></text:p>
      <text:p text:style-name="P9"><text:span text:style-name="T1"><text:s text:c="16"/>else:</text:span></text:p>
      <text:p text:style-name="P9"><text:span text:style-name="T1"><text:s text:c="24"/>break</text:span></text:p>
      <text:p text:style-name="P9"><text:span text:style-name="T1"><text:s text:c="16"/>pro = pro / 10</text:span></text:p>
      <text:p text:style-name="P9"><text:span text:style-name="T1"><text:s text:c="8"/>if cnt == num:</text:span></text:p>
      <text:p text:style-name="P9"><text:span text:style-name="T1"><text:s text:c="16"/>print val,"!","is trailing with",num,"zeros"</text:span></text:p>
      <text:p text:style-name="P9"><text:span text:style-name="T1"><text:s text:c="16"/>break</text:span></text:p>
      <text:p text:style-name="P9"><text:span text:style-name="T1"/></text:p>
      <text:p text:style-name="P5">o/p:</text:p>
      <text:p text:style-name="P9"><text:span text:style-name="T1">Enter a value :4</text:span></text:p>
      <text:p text:style-name="P9"><text:span text:style-name="T1">20 ! is trailing with 4 zeros</text:span></text:p>
      <text:p text:style-name="P12"/>
      <text:p text:style-name="P9"><text:span text:style-name="T7"/></text:p>
      <text:p text:style-name="P9"><text:span text:style-name="T1">4. Write a program in Python to implement the below functionalities using map, filter and reduce</text:span></text:p>
      <text:p text:style-name="P9"><text:span text:style-name="T1">functions:</text:span></text:p>
      <text:p text:style-name="P9"><text:span text:style-name="T1"> Generate a random number between 10 and 20</text:span></text:p>
      <text:p text:style-name="P9"><text:soft-page-break/><text:span text:style-name="T1"> Using above generated random number build a list within range of -10 to 20</text:span></text:p>
      <text:p text:style-name="P9"><text:span text:style-name="T1"> Print the above list</text:span></text:p>
      <text:p text:style-name="P9"><text:span text:style-name="T1"> Process the numbers in the above list and retrieve only positive numbers, store in list and print</text:span></text:p>
      <text:p text:style-name="P9"><text:span text:style-name="T1">them</text:span></text:p>
      <text:p text:style-name="P9"><text:span text:style-name="T1"> Using above positive numbers find squares of numbers, store in list and print them</text:span></text:p>
      <text:p text:style-name="P9"><text:span text:style-name="T1"> Using above square of numbers find sum of squares of numbers, store in list and print them</text:span></text:p>
      <text:p text:style-name="P12"/>
      <text:p text:style-name="P3"/>
      <text:p text:style-name="P9"><text:span text:style-name="T1">#!/usr/bin/python</text:span></text:p>
      <text:p text:style-name="P9"><text:span text:style-name="T1">import random</text:span></text:p>
      <text:p text:style-name="P9"><text:span text:style-name="T1">lst = []</text:span></text:p>
      <text:p text:style-name="P9"><text:span text:style-name="T1">for x in range(1):</text:span></text:p>
      <text:p text:style-name="P9"><text:span text:style-name="T1"><text:s text:c="8"/>val = random.randint(-10,20)</text:span></text:p>
      <text:p text:style-name="P9"><text:span text:style-name="T1">print "Randon Number in b/w: -10 to 20 : ",val</text:span></text:p>
      <text:p text:style-name="P9"><text:span text:style-name="T1">for i in range(-10,val):</text:span></text:p>
      <text:p text:style-name="P9"><text:span text:style-name="T1"><text:s text:c="8"/>lst.append(i)</text:span></text:p>
      <text:p text:style-name="P9"><text:span text:style-name="T1">print "List based on random Number : ",lst</text:span></text:p>
      <text:p text:style-name="P12"/>
      <text:p text:style-name="P9"><text:span text:style-name="T1">lst_p = filter(lambda x:x&gt;10,lst)</text:span></text:p>
      <text:p text:style-name="P9"><text:span text:style-name="T1">print "Positive Numbers : ",lst_p</text:span></text:p>
      <text:p text:style-name="P12"/>
      <text:p text:style-name="P9"><text:span text:style-name="T1">lst_sq = map(lambda x:x*x,lst_p)</text:span></text:p>
      <text:p text:style-name="P9"><text:span text:style-name="T1">print "Square of Positive Numbers : ",lst_sq</text:span></text:p>
      <text:p text:style-name="P12"/>
      <text:p text:style-name="P9"><text:span text:style-name="T1">sum_sq = reduce(lambda v1,v2:v1+v2,lst_sq)</text:span></text:p>
      <text:p text:style-name="P9"><text:span text:style-name="T1">print "Sum of Squares",sum_sq</text:span></text:p>
      <text:p text:style-name="P12"/>
      <text:p text:style-name="P21"><text:span text:style-name="T7">o/p:</text:span></text:p>
      <text:p text:style-name="P9"><text:span text:style-name="T1"><text:s/>length of list : <text:s/>25</text:span></text:p>
      <text:p text:style-name="P9"><text:span text:style-name="T1">(-15,15)random list : [-12, 9, 2, 3, -13, -3, -7, 6, -11, 14, 10, -5, -12, 14, 13, -2, -7, -4, 2, -12, -1, 8, -1, -10, 2]</text:span></text:p>
      <text:p text:style-name="P9"><text:span text:style-name="T1">positive numbers list : [9, 2, 3, 6, 14, 10, 14, 13, 2, 8, 2]</text:span></text:p>
      <text:p text:style-name="P9"><text:span text:style-name="T1">cubes of the list : <text:s/>[729, 8, 27, 216, 2744, 1000, 2744, 2197, 8, 512, 8]</text:span></text:p>
      <text:p text:style-name="P9"><text:span text:style-name="T1">sum of above list : 10193</text:span></text:p>
      <text:p text:style-name="P3"/>
      <text:p text:style-name="P9"><text:span text:style-name="T7"/></text:p>
      <text:p text:style-name="P9"><text:span text:style-name="T1">5. Write a program in Python to perform the following:</text:span></text:p>
      <text:p text:style-name="P9"><text:span text:style-name="T1"> Accept a list from user</text:span></text:p>
      <text:p text:style-name="P9"><text:span text:style-name="T1"> Accept a tuple from user</text:span></text:p>
      <text:p text:style-name="P9"><text:span text:style-name="T1"> Form list comprehension of square of numbers using above list and print the result</text:span></text:p>
      <text:p text:style-name="P9"><text:span text:style-name="T1"> Form tuple comprehension of square of numbers using above tuple and print the result</text:span></text:p>
      <text:p text:style-name="P9"><text:span text:style-name="T1"> Form set comprehension of square of numbers using above list and print the result</text:span></text:p>
      <text:p text:style-name="P9"><text:span text:style-name="T1"> Accept a list from user. If user enters one number then accept that as stop, if user enters two</text:span></text:p>
      <text:p text:style-name="P9"><text:span text:style-name="T1">numbers then accept them as start and stop, if user enters 3 numbers then treat them as start,</text:span></text:p>
      <text:p text:style-name="P9"><text:span text:style-name="T1">stop and step. If user enters invalid start, stop and step numbers or more than 3 numbers then</text:span></text:p>
      <text:p text:style-name="P9"><text:span text:style-name="T1">take start as 0, step as 1 and stop as 10. Using start, stop and step form a list.</text:span></text:p>
      <text:p text:style-name="P9"><text:span text:style-name="T1"> Using above list and comprehensions, form list of even multiples and display them.</text:span></text:p>
      <text:p text:style-name="P9"><text:span text:style-name="T1"> Write sample code for nested comprehension.</text:span></text:p>
      <text:p text:style-name="P9"><text:span text:style-name="T1"> Accept 3 numbers from user. Add the numbers and display the list using lambda functions.</text:span></text:p>
      <text:p text:style-name="P12"/>
      <text:p text:style-name="P12"/>
      <text:p text:style-name="P3"/>
      <text:p text:style-name="P9"><text:soft-page-break/><text:span text:style-name="T1">lst=list(input("enter list: "))</text:span></text:p>
      <text:p text:style-name="P9"><text:span text:style-name="T1">tpl=input("enter tuple: ")</text:span></text:p>
      <text:p text:style-name="P9"><text:span text:style-name="T1">lst_sq=[x**2 for x in lst]</text:span></text:p>
      <text:p text:style-name="P9"><text:span text:style-name="T1">print "list square: ",lst_sq</text:span></text:p>
      <text:p text:style-name="P9"><text:span text:style-name="T1">tpl_sq=tuple(x**2 for x in tpl)</text:span></text:p>
      <text:p text:style-name="P9"><text:span text:style-name="T1">print "tuple square: ",tpl_sq</text:span></text:p>
      <text:p text:style-name="P9"><text:span text:style-name="T1">set_sq={x**2 for x in lst}</text:span></text:p>
      <text:p text:style-name="P9"><text:span text:style-name="T1">print "set square: ",set_sq</text:span></text:p>
      <text:p text:style-name="P12"/>
      <text:p text:style-name="P9"><text:span text:style-name="T1">ls=[]</text:span></text:p>
      <text:p text:style-name="P9"><text:span text:style-name="T1">def sss_values(start=0,stop=10,step=1):</text:span></text:p>
      <text:p text:style-name="P9"><text:span text:style-name="T1"><text:s text:c="8"/>for val in range(start,stop,step):</text:span></text:p>
      <text:p text:style-name="P9"><text:span text:style-name="T1"><text:s text:c="16"/>ls.append(val)</text:span></text:p>
      <text:p text:style-name="P9"><text:span text:style-name="T1"><text:s text:c="8"/>print "main list: ",ls</text:span></text:p>
      <text:p text:style-name="P9"><text:span text:style-name="T1">lst1=list(input("enter a list for start,stop,step: "))</text:span></text:p>
      <text:p text:style-name="P9"><text:span text:style-name="T1">if len(lst1)==1:</text:span></text:p>
      <text:p text:style-name="P9"><text:span text:style-name="T1"><text:s text:c="8"/>stop=lst1[0]</text:span></text:p>
      <text:p text:style-name="P9"><text:span text:style-name="T1"><text:s text:c="8"/>sss_values(0,stop)</text:span></text:p>
      <text:p text:style-name="P9"><text:span text:style-name="T1">elif len(lst1)==2:</text:span></text:p>
      <text:p text:style-name="P9"><text:span text:style-name="T1"><text:s text:c="8"/>start=lst1[0]</text:span></text:p>
      <text:p text:style-name="P9"><text:span text:style-name="T1"><text:s text:c="8"/>stop=lst1[1]</text:span></text:p>
      <text:p text:style-name="P9"><text:span text:style-name="T1"><text:s text:c="8"/>sss_values(start,stop)</text:span></text:p>
      <text:p text:style-name="P9"><text:span text:style-name="T1">elif len(lst1)==3:</text:span></text:p>
      <text:p text:style-name="P9"><text:span text:style-name="T1"><text:s text:c="8"/>start=lst1[0]</text:span></text:p>
      <text:p text:style-name="P9"><text:span text:style-name="T1"><text:s text:c="8"/>stop=lst1[1]</text:span></text:p>
      <text:p text:style-name="P9"><text:span text:style-name="T1"><text:s text:c="8"/>step=lst1[2]</text:span></text:p>
      <text:p text:style-name="P9"><text:span text:style-name="T1"><text:s text:c="8"/>sss_values(start,stop,step)</text:span></text:p>
      <text:p text:style-name="P9"><text:span text:style-name="T1">else:</text:span></text:p>
      <text:p text:style-name="P9"><text:span text:style-name="T1"><text:s text:c="8"/>sss_values()</text:span></text:p>
      <text:p text:style-name="P12"/>
      <text:p text:style-name="P9"><text:span text:style-name="T1">even_list=[x for x in ls if x%2==0]</text:span></text:p>
      <text:p text:style-name="P9"><text:span text:style-name="T1">print "Even numbrs list: ",even_list</text:span></text:p>
      <text:p text:style-name="P12"/>
      <text:p text:style-name="P9"><text:span text:style-name="T1">lst_n=list(input("enter list in list as input: "))</text:span></text:p>
      <text:p text:style-name="P9"><text:span text:style-name="T1">nested_lst=[y for x in lst_n for y in x]</text:span></text:p>
      <text:p text:style-name="P9"><text:span text:style-name="T1">print nested_lst</text:span></text:p>
      <text:p text:style-name="P12"/>
      <text:p text:style-name="P9"><text:span text:style-name="T1">nums=list(input("enter 2 numbers as input: "))</text:span></text:p>
      <text:p text:style-name="P9"><text:span text:style-name="T1">add=reduce(lambda x,y:x+y,nums)</text:span></text:p>
      <text:p text:style-name="P9"><text:span text:style-name="T1">print "list: ",nums</text:span></text:p>
      <text:p text:style-name="P9"><text:span text:style-name="T1">print "addition of nums: ",add</text:span></text:p>
      <text:p text:style-name="P12"/>
      <text:p text:style-name="P6">o/p:</text:p>
      <text:p text:style-name="P9"><text:span text:style-name="T1">enter list: 1,2,3,54</text:span></text:p>
      <text:p text:style-name="P9"><text:span text:style-name="T1">enter tuple: 2,1,324,2</text:span></text:p>
      <text:p text:style-name="P9"><text:span text:style-name="T1">list square: <text:s/>[1, 4, 9, 2916]</text:span></text:p>
      <text:p text:style-name="P9"><text:span text:style-name="T1">tuple square: <text:s/>(4, 1, 104976, 4)</text:span></text:p>
      <text:p text:style-name="P9"><text:span text:style-name="T1">set square: <text:s/>set([2916, 1, 4, 9])</text:span></text:p>
      <text:p text:style-name="P9"><text:span text:style-name="T1">enter a list for start,stop,step: 1,20,2</text:span></text:p>
      <text:p text:style-name="P9"><text:span text:style-name="T1">main list: <text:s/>[1, 3, 5, 7, 9, 11, 13, 15, 17, 19]</text:span></text:p>
      <text:p text:style-name="P9"><text:span text:style-name="T1">Even numbrs list: <text:s/>[]</text:span></text:p>
      <text:p text:style-name="P9"><text:span text:style-name="T1">enter 2 <text:s/>numbers as input: 12,312</text:span></text:p>
      <text:p text:style-name="P9"><text:soft-page-break/><text:span text:style-name="T1">list: <text:s/>[12, 312]</text:span></text:p>
      <text:p text:style-name="P59"><text:span text:style-name="T1">addition of nums: <text:s/>324</text:span></text:p>
      <text:p text:style-name="P59"><text:span text:style-name="T1"/></text:p>
      <text:p text:style-name="P59"><text:span text:style-name="T1"/></text:p>
      <text:p text:style-name="P59"><text:span text:style-name="T1"/></text:p>
      <text:p text:style-name="P59"><text:span text:style-name="T1"/></text:p>
      <text:p text:style-name="P59"><text:span text:style-name="T1"/></text:p>
      <text:p text:style-name="P59"><text:span text:style-name="T1"/></text:p>
      <text:p text:style-name="P58"><text:span text:style-name="T7"><text:tab/><text:tab/><text:tab/><text:tab/><text:tab/>Day </text:span><text:span text:style-name="T12">5</text:span><text:span text:style-name="T7"> Assignments</text:span></text:p>
      <text:p text:style-name="P37"/>
      <text:p text:style-name="P36">1. Write a program in Python to perform command line arguments multiplication. If no command line</text:p>
      <text:p text:style-name="P36">arguments are passed print error message and print result if proper arguments are passed.</text:p>
      <text:p text:style-name="P36"/>
      <text:p text:style-name="P42">#!/usr/bin/python</text:p>
      <text:p text:style-name="P36">import sys</text:p>
      <text:p text:style-name="P36">total_nums = 0</text:p>
      <text:p text:style-name="P36">if len(sys.argv) &lt; 2:</text:p>
      <text:p text:style-name="P36"><text:tab/><text:tab/>sys.exit('Usage: Error')</text:p>
      <text:p text:style-name="P36">else:</text:p>
      <text:p text:style-name="P36"><text:tab/>a = int(sys.argv[1])</text:p>
      <text:p text:style-name="P36"><text:tab/>b = <text:s/>int(sys.argv[2])</text:p>
      <text:p text:style-name="P36"><text:tab/>print "The result of ",str(a*b)</text:p>
      <text:p text:style-name="P36"/>
      <text:p text:style-name="P32">o/p:</text:p>
      <text:p text:style-name="P41">The result of <text:s/>20</text:p>
      <text:p text:style-name="P36"/>
      <text:p text:style-name="P36">2. Develop Python module to address following 3 functionalities of Fibonacci Series:</text:p>
      <text:p text:style-name="P36"> Normal method - Function to print the required fibonacci series, if function receives 10, then</text:p>
      <text:p text:style-name="P36">prints 10 fibonacci numbers</text:p>
      <text:p text:style-name="P36"> List - Function would return the list of fibonacci series</text:p>
      <text:p text:style-name="P36"> Tuple - Function would return the fibonacci numbers in a tuple</text:p>
      <text:p text:style-name="P36"/>
      <text:p text:style-name="P43">#!/usr/bin/python</text:p>
      <text:p text:style-name="P38">def fib(n):</text:p>
      <text:p text:style-name="P38"><text:tab/>v1,v2=0,1</text:p>
      <text:p text:style-name="P38"><text:tab/>while v2 &lt; n:</text:p>
      <text:p text:style-name="P38"><text:tab/><text:tab/>print v2,</text:p>
      <text:p text:style-name="P38"><text:tab/><text:tab/>v1,v2=v2,v1+v2</text:p>
      <text:p text:style-name="P38"><text:tab/>return n </text:p>
      <text:p text:style-name="P38">fib(10)</text:p>
      <text:p text:style-name="P38"/>
      <text:p text:style-name="P38"/>
      <text:p text:style-name="P33">o/p:</text:p>
      <text:p text:style-name="P45">1 1 2 3 5 8</text:p>
      <text:p text:style-name="P38"/>
      <text:p text:style-name="P44">#!/usr/bin/python</text:p>
      <text:p text:style-name="P38">def fib2(n):</text:p>
      <text:p text:style-name="P38"><text:tab/>res = [] </text:p>
      <text:p text:style-name="P38"><text:tab/>a,b = 0,1</text:p>
      <text:p text:style-name="P38"><text:tab/>while b &lt; n:</text:p>
      <text:p text:style-name="P38"><text:tab/><text:tab/>res.append(b)</text:p>
      <text:p text:style-name="P38"><text:soft-page-break/><text:tab/><text:tab/>a,b=b,a+b</text:p>
      <text:p text:style-name="P38"><text:tab/>return res</text:p>
      <text:p text:style-name="P38">val = fib2(100)</text:p>
      <text:p text:style-name="P38">print val</text:p>
      <text:p text:style-name="P38">print tuple(val)</text:p>
      <text:p text:style-name="P38">if __name__ == "__main__":</text:p>
      <text:p text:style-name="P38"><text:tab/>import sys</text:p>
      <text:p text:style-name="P38"><text:tab/>fib(int(sys.argv[1]))</text:p>
      <text:p text:style-name="P38"/>
      <text:p text:style-name="P38"/>
      <text:p text:style-name="P39">3. Develop Python module to address following 3 functionalities of Prime Numbers:</text:p>
      <text:p text:style-name="P39"> Normal method - Function to print the whether passed number is prime or not, if function</text:p>
      <text:p text:style-name="P39">receives 10, then prints message ""10 is not a prime number""</text:p>
      <text:p text:style-name="P39"> List - Function would return the list of prime numbers accepting the range as arguments (if no</text:p>
      <text:p text:style-name="P39">arguments passed then default, it should take 1 and 100 as range)</text:p>
      <text:p text:style-name="P39"> Tuple - Function would return the list of prime numbers accepting the range as arguments (if no</text:p>
      <text:p text:style-name="P39">arguments passed then default, it should take 50 and 200 as range)</text:p>
      <text:p text:style-name="P39">Include main program to use above modules, main program to print the numbers (not list or tuple as it</text:p>
      <text:p text:style-name="P39">is)</text:p>
      <text:p text:style-name="P39"/>
      <text:p text:style-name="P13"/>
      <text:p text:style-name="P10"><text:span text:style-name="T1">#!/usr/bin/python</text:span></text:p>
      <text:p text:style-name="P10"><text:span text:style-name="T1">def prime_num(inp):</text:span></text:p>
      <text:p text:style-name="P10"><text:span text:style-name="T1"><text:s text:c="8"/>for val in range(2,(inp/2)+1):</text:span></text:p>
      <text:p text:style-name="P10"><text:span text:style-name="T1"><text:s text:c="16"/>if (inp%val==0):</text:span></text:p>
      <text:p text:style-name="P10"><text:span text:style-name="T1"><text:s text:c="24"/>print "%d is not a prime number"%inp</text:span></text:p>
      <text:p text:style-name="P10"><text:span text:style-name="T1"><text:s text:c="24"/>break</text:span></text:p>
      <text:p text:style-name="P10"><text:span text:style-name="T1"><text:s text:c="8"/>else:</text:span></text:p>
      <text:p text:style-name="P10"><text:span text:style-name="T1"><text:s text:c="16"/>print "%d is prime number"%inp</text:span></text:p>
      <text:p text:style-name="P13"/>
      <text:p text:style-name="P10"><text:span text:style-name="T1">inp=input("Enter the input number :")</text:span></text:p>
      <text:p text:style-name="P10"><text:span text:style-name="T1">prime_num(inp)</text:span></text:p>
      <text:p text:style-name="P13"/>
      <text:p text:style-name="P13"/>
      <text:p text:style-name="P13"/>
      <text:p text:style-name="P10"><text:span text:style-name="T1">#!/usr/bin/python</text:span></text:p>
      <text:p text:style-name="P10"><text:span text:style-name="T1">def prime_list(inp1=1,inp2=100):</text:span></text:p>
      <text:p text:style-name="P10"><text:span text:style-name="T1"><text:s text:c="8"/>l=[]</text:span></text:p>
      <text:p text:style-name="P10"><text:span text:style-name="T1"><text:s text:c="8"/>for val in range(inp1,inp2):</text:span></text:p>
      <text:p text:style-name="P10"><text:span text:style-name="T1"><text:s text:c="16"/>if(val&gt;1):</text:span></text:p>
      <text:p text:style-name="P10"><text:span text:style-name="T1"><text:s text:c="24"/>for val1 in range(2,(val/2)+1):</text:span></text:p>
      <text:p text:style-name="P10"><text:span text:style-name="T1"><text:s text:c="32"/>if (val%val1==0):</text:span></text:p>
      <text:p text:style-name="P10"><text:span text:style-name="T1"><text:s text:c="40"/>break</text:span></text:p>
      <text:p text:style-name="P10"><text:span text:style-name="T1"><text:s text:c="24"/>else:</text:span></text:p>
      <text:p text:style-name="P10"><text:span text:style-name="T1"><text:s text:c="32"/>l.append(val)</text:span></text:p>
      <text:p text:style-name="P10"><text:span text:style-name="T1"><text:s text:c="8"/>return l</text:span></text:p>
      <text:p text:style-name="P10"><text:span text:style-name="T1">print prime_list()</text:span></text:p>
      <text:p text:style-name="P10"><text:span text:style-name="T1">inp1=input("Enter the starting number :")</text:span></text:p>
      <text:p text:style-name="P10"><text:span text:style-name="T1">inp2=input("Enter the ending number :")</text:span></text:p>
      <text:p text:style-name="P10"><text:span text:style-name="T1">print prime_list(inp1,inp2)</text:span></text:p>
      <text:p text:style-name="P13"/>
      <text:p text:style-name="P13"><text:soft-page-break/></text:p>
      <text:p text:style-name="P10"><text:span text:style-name="T1">#!/usr/bin/python</text:span></text:p>
      <text:p text:style-name="P10"><text:span text:style-name="T1">def prime_list(inp1=50,inp2=200):</text:span></text:p>
      <text:p text:style-name="P10"><text:span text:style-name="T1"><text:s text:c="8"/>l=[]</text:span></text:p>
      <text:p text:style-name="P10"><text:span text:style-name="T1"><text:s text:c="8"/>for val in range(inp1,inp2):</text:span></text:p>
      <text:p text:style-name="P10"><text:span text:style-name="T1"><text:s text:c="16"/>if(val&gt;1):</text:span></text:p>
      <text:p text:style-name="P10"><text:span text:style-name="T1"><text:s text:c="24"/>for val1 in range(2,(val/2)+1):</text:span></text:p>
      <text:p text:style-name="P10"><text:span text:style-name="T1"><text:s text:c="32"/>if (val%val1==0):</text:span></text:p>
      <text:p text:style-name="P10"><text:span text:style-name="T1"><text:s text:c="40"/>break</text:span></text:p>
      <text:p text:style-name="P10"><text:span text:style-name="T1"><text:s text:c="24"/>else:</text:span></text:p>
      <text:p text:style-name="P10"><text:span text:style-name="T1"><text:s text:c="32"/>l.append(val)</text:span></text:p>
      <text:p text:style-name="P10"><text:span text:style-name="T1"><text:s text:c="8"/>return tuple(l)</text:span></text:p>
      <text:p text:style-name="P10"><text:span text:style-name="T1">print prime_list()</text:span></text:p>
      <text:p text:style-name="P13"/>
      <text:p text:style-name="P10"><text:span text:style-name="T1">inp1=input("Enter the starting number :")</text:span></text:p>
      <text:p text:style-name="P10"><text:span text:style-name="T1">inp2=input("Enter the ending number :")</text:span></text:p>
      <text:p text:style-name="P10"><text:span text:style-name="T1">print prime_list(inp1,inp2)</text:span></text:p>
      <text:p text:style-name="P13"/>
      <text:p text:style-name="P13"/>
      <text:p text:style-name="P10"><text:span text:style-name="T1">#!/usr/bin/python</text:span></text:p>
      <text:p text:style-name="P10"><text:span text:style-name="T1">import prime</text:span></text:p>
      <text:p text:style-name="P10"><text:span text:style-name="T1">prime.prime_num(20)</text:span></text:p>
      <text:p text:style-name="P13"/>
      <text:p text:style-name="P22"><text:span text:style-name="T7">o/p:</text:span></text:p>
      <text:p text:style-name="P10"><text:span text:style-name="T1">Enter the input number :11</text:span></text:p>
      <text:p text:style-name="P10"><text:span text:style-name="T1">11 is prime number</text:span></text:p>
      <text:p text:style-name="P10"><text:span text:style-name="T1">20 is not a prime number</text:span></text:p>
      <text:p text:style-name="P13"/>
      <text:p text:style-name="P10"><text:span text:style-name="T7"/></text:p>
      <text:p text:style-name="P10"><text:span text:style-name="T1">4. Develop Python module to address following 3 functionalities of Factorial of given numbers:</text:span></text:p>
      <text:p text:style-name="P10"><text:span text:style-name="T1"> Normal method - Function to print the factorial of passed number, if function receives 5, then</text:span></text:p>
      <text:p text:style-name="P10"><text:span text:style-name="T1">prints factorial of 5 is 120</text:span></text:p>
      <text:p text:style-name="P10"><text:span text:style-name="T1"> List - Function would return the list of factorial values of passed list, if function receives [3, 5, 4]</text:span></text:p>
      <text:p text:style-name="P10"><text:span text:style-name="T1">then it function to return [6, 120, 24]</text:span></text:p>
      <text:p text:style-name="P10"><text:span text:style-name="T1"> Tuple - Function would return the factorial values of passed tuple in a tuple</text:span></text:p>
      <text:p text:style-name="P10"><text:span text:style-name="T1">NOTE: In list you implement logic of multiplying in descending order as 5 * 4 * 3 * 2 * 1 = 120 and in</text:span></text:p>
      <text:p text:style-name="P10"><text:span text:style-name="T1">tuple implement logic of multiplying in ascending order as 1 * 2 * 3 * 4 * 5 = 120</text:span></text:p>
      <text:p text:style-name="P10"><text:span text:style-name="T1">Include main program to use above modules, main program to print the individual numbers (not list or</text:span></text:p>
      <text:p text:style-name="P10"><text:span text:style-name="T1">tuple as it is)"</text:span></text:p>
      <text:p text:style-name="P13"/>
      <text:p text:style-name="P4"/>
      <text:p text:style-name="P10"><text:span text:style-name="T1">#!/usr/bin/python</text:span></text:p>
      <text:p text:style-name="P10"><text:span text:style-name="T1">def factorial(inp):</text:span></text:p>
      <text:p text:style-name="P10"><text:span text:style-name="T1"><text:s text:c="8"/>val=1</text:span></text:p>
      <text:p text:style-name="P10"><text:span text:style-name="T1"><text:s text:c="8"/>for val1 in range(1,inp+1):</text:span></text:p>
      <text:p text:style-name="P10"><text:span text:style-name="T1"><text:s text:c="16"/>val*=val1</text:span></text:p>
      <text:p text:style-name="P10"><text:span text:style-name="T1"><text:s text:c="8"/>return val</text:span></text:p>
      <text:p text:style-name="P10"><text:span text:style-name="T1">inp=input("Enter the number :")</text:span></text:p>
      <text:p text:style-name="P10"><text:span text:style-name="T1">print "Factorial of %d is"%(inp),factorial(inp)</text:span></text:p>
      <text:p text:style-name="P13"/>
      <text:p text:style-name="P10"><text:soft-page-break/><text:span text:style-name="T1">#!/usr/bin/python</text:span></text:p>
      <text:p text:style-name="P10"><text:span text:style-name="T1">def factorial_list(inp):</text:span></text:p>
      <text:p text:style-name="P10"><text:span text:style-name="T1"><text:s text:c="8"/>l=[]</text:span></text:p>
      <text:p text:style-name="P10"><text:span text:style-name="T1"><text:s text:c="8"/>for val1 in inp:</text:span></text:p>
      <text:p text:style-name="P10"><text:span text:style-name="T1"><text:s text:c="16"/>val=val1</text:span></text:p>
      <text:p text:style-name="P10"><text:span text:style-name="T1"><text:s text:c="16"/>for v in range(val1-1,1,-1):</text:span></text:p>
      <text:p text:style-name="P10"><text:span text:style-name="T1"><text:s text:c="24"/>val*=v</text:span></text:p>
      <text:p text:style-name="P10"><text:span text:style-name="T1"><text:s text:c="16"/>l.append(val)</text:span></text:p>
      <text:p text:style-name="P10"><text:span text:style-name="T1"><text:s text:c="8"/>return l</text:span></text:p>
      <text:p text:style-name="P10"><text:span text:style-name="T1">inp=list(input("Enter the number :"))</text:span></text:p>
      <text:p text:style-name="P10"><text:span text:style-name="T1">print factorial_list(inp)</text:span></text:p>
      <text:p text:style-name="P13"/>
      <text:p text:style-name="P10"><text:span text:style-name="T1">#!/usr/bin/python</text:span></text:p>
      <text:p text:style-name="P10"><text:span text:style-name="T1">def factorial_tuple(inp):</text:span></text:p>
      <text:p text:style-name="P10"><text:span text:style-name="T1"><text:s text:c="8"/>l=[]</text:span></text:p>
      <text:p text:style-name="P10"><text:span text:style-name="T1"><text:s text:c="8"/>for val1 in inp:</text:span></text:p>
      <text:p text:style-name="P10"><text:span text:style-name="T1"><text:s text:c="16"/>val=1</text:span></text:p>
      <text:p text:style-name="P10"><text:span text:style-name="T1"><text:s text:c="16"/>for v in range(1,val1+1):</text:span></text:p>
      <text:p text:style-name="P10"><text:span text:style-name="T1"><text:s text:c="24"/>val*=v</text:span></text:p>
      <text:p text:style-name="P10"><text:span text:style-name="T1"><text:s text:c="16"/>l.append(val)</text:span></text:p>
      <text:p text:style-name="P10"><text:span text:style-name="T1"><text:s text:c="8"/>return tuple(l)</text:span></text:p>
      <text:p text:style-name="P10"><text:span text:style-name="T1">inp=list(input("Enter the number :"))</text:span></text:p>
      <text:p text:style-name="P10"><text:span text:style-name="T1">print factorial_tuple(inp)</text:span></text:p>
      <text:p text:style-name="P13"/>
      <text:p text:style-name="P13"/>
      <text:p text:style-name="P10"><text:span text:style-name="T1">#!/usr/bin/python</text:span></text:p>
      <text:p text:style-name="P10"><text:span text:style-name="T1">import fact</text:span></text:p>
      <text:p text:style-name="P10"><text:span text:style-name="T1">print fact.factorial(5)</text:span></text:p>
      <text:p text:style-name="P13"/>
      <text:p text:style-name="P10"><text:span text:style-name="T14">o/p:</text:span><text:span text:style-name="T1"> </text:span></text:p>
      <text:p text:style-name="P10"><text:span text:style-name="T1">Enter the number :13</text:span></text:p>
      <text:p text:style-name="P10"><text:span text:style-name="T1">Factorial of 13 is 6227020800</text:span></text:p>
      <text:p text:style-name="P10"><text:span text:style-name="T1">120</text:span></text:p>
      <text:p text:style-name="P13"/>
      <text:p text:style-name="P10"><text:span text:style-name="T7"/></text:p>
      <text:p text:style-name="P10"><text:span text:style-name="T1">5. Develop Python package to include above modules of Fibonacci series, prime numbers and factorial</text:span></text:p>
      <text:p text:style-name="P10"><text:span text:style-name="T1">numbers</text:span></text:p>
      <text:p text:style-name="P10"><text:span text:style-name="T1"/></text:p>
      <text:p text:style-name="P10"><text:span text:style-name="T1">first.py <text:s/>fourth <text:s/>__init__.py <text:s/>second <text:s/>third</text:span></text:p>
      <text:p text:style-name="P13"/>
      <text:p text:style-name="P10"><text:span text:style-name="T1">#!/usr/bin/python</text:span></text:p>
      <text:p text:style-name="P10"><text:span text:style-name="T1">import first</text:span></text:p>
      <text:p text:style-name="P10"><text:span text:style-name="T1">from second import main</text:span></text:p>
      <text:p text:style-name="P10"><text:span text:style-name="T1">from third import main</text:span></text:p>
      <text:p text:style-name="P10"><text:span text:style-name="T1">from fourth import main</text:span></text:p>
      <text:p text:style-name="P13"/>
      <text:p text:style-name="P23"><text:span text:style-name="T7">o/p:</text:span></text:p>
      <text:p text:style-name="P10">Please pass arguments..</text:p>
      <text:p text:style-name="P10">Enter the input from the user :10</text:p>
      <text:p text:style-name="P10">0 1 1 2 3 5 8 13 21 34</text:p>
      <text:p text:style-name="P10">0 1 1 2 3 5 8 13 21 34</text:p>
      <text:p text:style-name="P10"><text:soft-page-break/>Enter the input number :12</text:p>
      <text:p text:style-name="P10">12 is not a prime number</text:p>
      <text:p text:style-name="P10">20 is not a prime number</text:p>
      <text:p text:style-name="P10">Enter the number :28</text:p>
      <text:p text:style-name="P10">Factorial of 28 is 304888344611713860501504000000</text:p>
      <text:p text:style-name="P40">120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6:37:38.696885551</meta:creation-date>
    <dc:date>2017-12-19T18:30:13.483598722</dc:date>
    <meta:editing-duration>PT1H52M9S</meta:editing-duration>
    <meta:editing-cycles>57</meta:editing-cycles>
    <meta:generator>LibreOffice/5.1.6.2$Linux_X86_64 LibreOffice_project/10m0$Build-2</meta:generator>
    <meta:document-statistic meta:table-count="0" meta:image-count="0" meta:object-count="0" meta:page-count="20" meta:paragraph-count="740" meta:word-count="3840" meta:character-count="23759" meta:non-whitespace-character-count="19446"/>
  </office:meta>
</office:document-meta>
</file>